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Cascadia Code" svg:font-family="'Cascadia Code'" style:font-pitch="fixed"/>
    <style:font-face style:name="Cascadia Mono" svg:font-family="'Cascadia Mono'" style:font-family-generic="decorative" style:font-pitch="variable"/>
    <style:font-face style:name="Cascadia Mono1" svg:font-family="'Cascadia Mono'" style:font-family-generic="modern" style:font-pitch="fixed"/>
    <style:font-face style:name="Consolas" svg:font-family="Consolas"/>
    <style:font-face style:name="FreeSans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CR A Extended" svg:font-family="'OCR A Extended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stroke-linejoin="miter" svg:stroke-linecap="butt" draw:fill="solid" draw:fill-color="#181926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dark2" loext:color-type="theme"/>
      </style:graphic-properties>
    </style:style>
    <style:style style:name="gr2" style:family="graphic" style:parent-style-name="standard">
      <style:graphic-properties draw:stroke="none" svg:stroke-width="0.035cm" draw:stroke-linejoin="miter" svg:stroke-linecap="butt" draw:fill="solid" draw:fill-color="#ed8796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1" loext:color-type="theme"/>
      </style:graphic-properties>
    </style:style>
    <style:style style:name="gr3" style:family="graphic" style:parent-style-name="standard">
      <style:graphic-properties draw:stroke="none" svg:stroke-width="0.035cm" draw:stroke-linejoin="miter" svg:stroke-linecap="butt" draw:fill="solid" draw:fill-color="#eed49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3" loext:color-type="theme"/>
      </style:graphic-properties>
    </style:style>
    <style:style style:name="gr4" style:family="graphic" style:parent-style-name="standard">
      <style:graphic-properties draw:stroke="none" svg:stroke-width="0.035cm" draw:stroke-linejoin="miter" svg:stroke-linecap="butt" draw:fill="solid" draw:fill-color="#a6da9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2" loext:color-type="theme"/>
      </style:graphic-properties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solid" svg:stroke-width="0.079cm" svg:stroke-color="#cad3f5" draw:stroke-linejoin="miter" svg:stroke-linecap="butt" draw:fill="solid" draw:fill-color="#181926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stroke-complex-color loext:theme-type="dark1" loext:color-type="theme"/>
        <loext:fill-complex-color loext:theme-type="dark2" loext:color-type="theme"/>
      </style:graphic-properties>
    </style:style>
    <style:style style:name="gr7" style:family="graphic" style:parent-style-name="standard" style:list-style-name="L6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" style:family="graphic" style:parent-style-name="standard" style:list-style-name="L6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" style:family="graphic" style:parent-style-name="standard" style:list-style-name="L6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" style:family="graphic" style:parent-style-name="standard">
      <style:graphic-properties draw:stroke="solid" svg:stroke-width="0.106cm" svg:stroke-color="#cad3f5" draw:marker-end="msArrowOpenEnd_20_5_20_106" draw:marker-end-width="0.371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>
        <loext:stroke-complex-color loext:theme-type="dark1" loext:color-type="theme"/>
      </style:graphic-properties>
    </style:style>
    <style:style style:name="gr13" style:family="graphic" style:parent-style-name="standard" style:list-style-name="L9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" style:family="graphic" style:parent-style-name="standard" style:list-style-name="L10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6" style:family="graphic" style:parent-style-name="standard">
      <style:graphic-properties draw:stroke="none" svg:stroke-width="0.035cm" draw:stroke-linejoin="miter" svg:stroke-linecap="butt" draw:fill="solid" draw:fill-color="#181926" draw:textarea-horizontal-align="justify" draw:textarea-vertical-align="middle" draw:auto-grow-height="false" draw:fit-to-size="false" style:shrink-to-fit="false" fo:min-height="1.05cm" fo:min-width="33.367cm" fo:padding-top="0.125cm" fo:padding-bottom="0.125cm" fo:padding-left="0.25cm" fo:padding-right="0.25cm" fo:wrap-option="wrap" loext:decorative="false">
        <loext:fill-complex-color loext:theme-type="dark2" loext:color-type="theme"/>
      </style:graphic-properties>
    </style:style>
    <style:style style:name="gr17" style:family="graphic" style:parent-style-name="standard">
      <style:graphic-properties draw:stroke="none" svg:stroke-width="0.035cm" draw:stroke-linejoin="miter" svg:stroke-linecap="butt" draw:fill="solid" draw:fill-color="#ed8796" draw:textarea-horizontal-align="justify" draw:textarea-vertical-align="middle" draw:auto-grow-height="false" draw:fit-to-size="false" style:shrink-to-fit="false" fo:min-height="0.242cm" fo:min-width="0cm" fo:padding-top="0.125cm" fo:padding-bottom="0.125cm" fo:padding-left="0.25cm" fo:padding-right="0.25cm" fo:wrap-option="wrap" loext:decorative="false">
        <loext:fill-complex-color loext:theme-type="accent1" loext:color-type="theme"/>
      </style:graphic-properties>
    </style:style>
    <style:style style:name="gr18" style:family="graphic" style:parent-style-name="standard">
      <style:graphic-properties draw:stroke="none" svg:stroke-width="0.035cm" draw:stroke-linejoin="miter" svg:stroke-linecap="butt" draw:fill="solid" draw:fill-color="#eed49f" draw:textarea-horizontal-align="justify" draw:textarea-vertical-align="middle" draw:auto-grow-height="false" draw:fit-to-size="false" style:shrink-to-fit="false" fo:min-height="0.242cm" fo:min-width="0cm" fo:padding-top="0.125cm" fo:padding-bottom="0.125cm" fo:padding-left="0.25cm" fo:padding-right="0.25cm" fo:wrap-option="wrap" loext:decorative="false">
        <loext:fill-complex-color loext:theme-type="accent3" loext:color-type="theme"/>
      </style:graphic-properties>
    </style:style>
    <style:style style:name="gr19" style:family="graphic" style:parent-style-name="standard">
      <style:graphic-properties draw:stroke="none" svg:stroke-width="0.035cm" draw:stroke-linejoin="miter" svg:stroke-linecap="butt" draw:fill="solid" draw:fill-color="#a6da95" draw:textarea-horizontal-align="justify" draw:textarea-vertical-align="middle" draw:auto-grow-height="false" draw:fit-to-size="false" style:shrink-to-fit="false" fo:min-height="0.242cm" fo:min-width="0cm" fo:padding-top="0.125cm" fo:padding-bottom="0.125cm" fo:padding-left="0.25cm" fo:padding-right="0.25cm" fo:wrap-option="wrap" loext:decorative="false">
        <loext:fill-complex-color loext:theme-type="accent2" loext:color-type="theme"/>
      </style:graphic-properties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Slide-notes">
      <style:graphic-properties draw:fill-color="#ffffff" draw:auto-grow-height="false" fo:min-height="12.573cm" loext:decorative="false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20_and_20_Content-notes">
      <style:graphic-properties draw:fill-color="#ffffff" draw:auto-grow-height="false" fo:min-height="12.573cm" loext:decorative="false"/>
      <style:paragraph-properties style:writing-mode="lr-tb"/>
    </style:style>
    <style:style style:name="pr7" style:family="presentation" style:parent-style-name="Title_20_and_20_Content-outline1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20_and_20_Content-outline1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20_and_20_Content-outline1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20_and_20_Content-outline1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style:font-name="Cascadia Code"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style:font-name="Cascadia Code" fo:font-size="24pt"/>
    </style:style>
    <style:style style:name="P5" style:family="paragraph">
      <loext:graphic-properties draw:fill="solid" draw:fill-color="#181926"/>
      <style:paragraph-properties fo:text-align="center" style:font-independent-line-spacing="true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size="13.5pt" fo:letter-spacing="normal" fo:language="en" fo:country="US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>
        <loext:char-complex-color loext:theme-type="light1" loext:color-type="theme"/>
      </style:text-properties>
    </style:style>
    <style:style style:name="P6" style:family="paragraph">
      <loext:graphic-properties draw:fill="solid" draw:fill-color="#ed8796"/>
      <style:paragraph-properties fo:text-align="center" style:font-independent-line-spacing="true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7" style:family="paragraph">
      <loext:graphic-properties draw:fill="solid" draw:fill-color="#eed49f"/>
      <style:paragraph-properties fo:text-align="center" style:font-independent-line-spacing="true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8" style:family="paragraph">
      <loext:graphic-properties draw:fill="solid" draw:fill-color="#a6da95"/>
      <style:paragraph-properties fo:text-align="center" style:font-independent-line-spacing="true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style:font-name="Cascadia Code" fo:font-size="44pt"/>
    </style:style>
    <style:style style:name="P12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3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style:font-name="Cascadia Code" fo:font-size="28pt"/>
    </style:style>
    <style:style style:name="P15" style:family="paragraph">
      <loext:graphic-properties draw:fill="solid" draw:fill-color="#181926"/>
      <style:paragraph-properties fo:text-align="center" style:font-independent-line-spacing="true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style:font-name="Cascadia Code" fo:font-size="18pt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style:font-name="Cascadia Code" fo:font-size="18pt"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style:font-name="Cascadia Code" fo:font-size="24pt" style:font-size-asian="24pt" style:font-size-complex="24pt"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style:font-name="Cascadia Code" fo:font-size="24pt" style:font-size-asian="24pt" style:font-size-complex="24pt" fo:hyphenate="false"/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style:font-name="Cascadia Code" fo:font-size="18pt"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style:font-name="Cascadia Code" fo:font-size="18pt" fo:hyphenate="false"/>
    </style:style>
    <style:style style:name="P22" style:family="paragraph">
      <loext:graphic-properties draw:fill="none"/>
      <style:paragraph-properties fo:text-align="start"/>
      <style:text-properties fo:font-size="18pt"/>
    </style:style>
    <style:style style:name="P2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style:font-name="Cascadia Code" fo:font-size="28pt" fo:hyphenate="false"/>
    </style:style>
    <style:style style:name="P24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 style:font-independent-line-spacing="true">
        <style:tab-stops/>
      </style:paragraph-properties>
      <style:text-properties style:font-name="Cascadia Code" fo:font-size="28pt" fo:hyphenate="false"/>
    </style:style>
    <style:style style:name="P25" style:family="paragraph">
      <style:paragraph-properties fo:margin-left="0cm" fo:margin-right="0cm" fo:margin-top="0.176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6" style:family="paragraph">
      <style:paragraph-properties fo:margin-left="0cm" fo:margin-right="0cm" fo:margin-top="0.353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7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loext:tab-stop-distance="2.54cm" style:font-independent-line-spacing="true">
        <style:tab-stops/>
      </style:paragraph-properties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 fo:hyphenate="false">
        <loext:char-complex-color loext:theme-type="light1" loext:color-type="theme"/>
      </style:text-properties>
    </style:style>
    <style:style style:name="P28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style:paragraph-properties fo:margin-left="0cm" fo:margin-right="0cm" fo:text-indent="0cm" loext:tab-stop-distance="2.54cm">
        <style:tab-stops>
          <style:tab-stop style:position="0cm"/>
        </style:tab-stops>
      </style:paragraph-properties>
    </style:style>
    <style:style style:name="P30" style:family="paragraph">
      <style:text-properties style:font-name="Cascadia Code" fo:font-size="44pt" style:font-size-asian="44pt" style:font-size-complex="44pt"/>
    </style:style>
    <style:style style:name="P31" style:family="paragraph">
      <loext:graphic-properties draw:fill="none"/>
      <style:paragraph-properties fo:text-align="start" style:font-independent-line-spacing="true"/>
      <style:text-properties style:font-name="Cascadia Code" fo:font-size="44pt" style:font-size-asian="44pt" style:font-size-complex="44pt"/>
    </style:style>
    <style:style style:name="P32" style:family="paragraph">
      <style:text-properties style:font-name="Cascadia Code"/>
    </style:style>
    <style:style style:name="P3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>
        <style:tab-stops/>
      </style:paragraph-properties>
      <style:text-properties fo:font-variant="normal" fo:text-transform="none" fo:color="#cad3f5" loext:opacity="100%" style:text-outline="false" style:text-line-through-style="none" style:text-line-through-type="none" style:text-position="0% 100%" style:font-name="Cascadia Code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 fo:hyphenate="false">
        <loext:char-complex-color loext:theme-type="light1" loext:color-type="theme"/>
      </style:text-properties>
    </style:style>
    <style:style style:name="P34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loext:tab-stop-distance="2.54cm" style:font-independent-line-spacing="true">
        <style:tab-stops/>
      </style:paragraph-properties>
      <style:text-properties fo:font-variant="normal" fo:text-transform="none" fo:color="#cad3f5" loext:opacity="100%" style:text-outline="false" style:text-line-through-style="none" style:text-line-through-type="none" style:text-position="0% 100%" style:font-name="Cascadia Code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 fo:hyphenate="false">
        <loext:char-complex-color loext:theme-type="light1" loext:color-type="theme"/>
      </style:text-properties>
    </style:style>
    <style:style style:name="T1" style:family="text">
      <style:text-properties fo:font-variant="normal" fo:text-transform="none" fo:color="#cad3f5" loext:opacity="100%" style:text-outline="false" style:text-line-through-style="none" style:text-line-through-type="none" style:text-position="0% 100%" style:font-name="Cascadia Code" fo:font-size="60pt" fo:letter-spacing="normal" fo:language="en" fo:country="US" fo:font-style="normal" style:text-underline-style="none" fo:font-weight="normal" fo:background-color="transparent" style:font-name-asian="Cascadia Mono" style:font-size-asian="60pt" style:font-style-asian="normal" style:font-weight-asian="normal" style:font-name-complex="Cascadia Mono1" style:font-size-complex="60pt" style:font-style-complex="normal" style:font-weight-complex="normal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cad3f5" loext:opacity="100%" style:text-outline="false" style:text-line-through-style="none" style:text-line-through-type="none" style:text-position="0% 100%" style:font-name="Cascadia Code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light1" loext:color-type="theme"/>
      </style:text-properties>
    </style:style>
    <style:style style:name="T3" style:family="text">
      <style:text-properties fo:font-variant="normal" fo:text-transform="none" fo:color="#cad3f5" loext:opacity="100%" style:text-outline="false" style:text-line-through-style="none" style:text-line-through-type="none" style:text-position="0% 100%" style:font-name="Cascadia Code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light1" loext:color-type="theme"/>
      </style:text-properties>
    </style:style>
    <style:style style:name="T4" style:family="text">
      <style:text-properties fo:font-variant="normal" fo:text-transform="none" fo:color="#8bd5ca" loext:opacity="100%" style:text-outline="false" style:text-line-through-style="none" style:text-line-through-type="none" style:text-position="0% 100%" style:font-name="Cascadia Code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accent6" loext:color-type="theme"/>
      </style:text-properties>
    </style:style>
    <style:style style:name="T5" style:family="text">
      <style:text-properties fo:font-variant="normal" fo:text-transform="none" fo:color="#cad3f5" loext:opacity="100%" style:text-outline="false" style:text-line-through-style="none" style:text-line-through-type="none" style:text-position="0% 100%" style:font-name="Cascadia Code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light1" loext:color-type="theme"/>
      </style:text-properties>
    </style:style>
    <style:style style:name="T6" style:family="text">
      <style:text-properties fo:font-variant="normal" fo:text-transform="none" fo:color="#ed8796" loext:opacity="100%" style:text-outline="false" style:text-line-through-style="none" style:text-line-through-type="none" style:text-position="0% 100%" style:font-name="Cascadia Code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accent1" loext:color-type="theme"/>
      </style:text-properties>
    </style:style>
    <style:style style:name="T7" style:family="text">
      <style:text-properties fo:font-variant="normal" fo:text-transform="none" fo:color="#a6da95" loext:opacity="100%" style:text-outline="false" style:text-line-through-style="none" style:text-line-through-type="none" style:text-position="0% 100%" style:font-name="Cascadia Code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accent2" loext:color-type="theme"/>
      </style:text-properties>
    </style:style>
    <style:style style:name="T8" style:family="text">
      <style:text-properties fo:font-variant="normal" fo:text-transform="none" fo:color="#8aadf4" loext:opacity="100%" style:text-outline="false" style:text-line-through-style="none" style:text-line-through-type="none" style:text-position="0% 100%" style:font-name="Cascadia Code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accent4" loext:color-type="theme"/>
      </style:text-properties>
    </style:style>
    <style:style style:name="T9" style:family="text">
      <style:text-properties fo:font-variant="normal" fo:text-transform="none" fo:color="#8bd5ca" loext:opacity="100%" style:text-outline="false" style:text-line-through-style="none" style:text-line-through-type="none" style:text-position="0% 100%" style:font-name="Cascadia Code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accent6" loext:color-type="theme"/>
      </style:text-properties>
    </style:style>
    <style:style style:name="T10" style:family="text">
      <style:text-properties fo:font-variant="normal" fo:text-transform="none" fo:color="#cad3f5" loext:opacity="100%" style:text-outline="false" style:text-line-through-style="none" style:text-line-through-type="none" style:text-position="0% 100%" style:font-name="Cascadia Code" fo:font-size="24pt" fo:letter-spacing="normal" fo:language="en" fo:country="US" fo:font-style="italic" style:text-underline-style="none" fo:font-weight="normal" fo:background-color="transparent" style:font-size-asian="24pt" style:font-style-asian="italic" style:font-weight-asian="normal" style:font-size-complex="24pt" style:font-style-complex="italic" style:font-weight-complex="normal">
        <loext:char-complex-color loext:theme-type="light1" loext:color-type="theme"/>
      </style:text-properties>
    </style:style>
    <style:style style:name="T11" style:family="text">
      <style:text-properties fo:font-variant="normal" fo:text-transform="none" fo:color="#a6da95" loext:opacity="100%" style:text-outline="false" style:text-line-through-style="none" style:text-line-through-type="none" style:text-position="0% 100%" style:font-name="Cascadia Code" fo:font-size="24pt" fo:letter-spacing="normal" fo:language="en" fo:country="US" fo:font-style="italic" style:text-underline-style="none" fo:font-weight="bold" fo:background-color="transparent" style:font-size-asian="24pt" style:font-style-asian="italic" style:font-weight-asian="bold" style:font-size-complex="24pt" style:font-style-complex="italic" style:font-weight-complex="bold">
        <loext:char-complex-color loext:theme-type="accent2" loext:color-type="theme"/>
      </style:text-properties>
    </style:style>
    <style:style style:name="T12" style:family="text">
      <style:text-properties fo:font-variant="normal" fo:text-transform="none" fo:color="#ed8796" loext:opacity="100%" style:text-outline="false" style:text-line-through-style="none" style:text-line-through-type="none" style:text-position="0% 100%" style:font-name="Cascadia Code" fo:font-size="24pt" fo:letter-spacing="normal" fo:language="en" fo:country="US" fo:font-style="italic" style:text-underline-style="none" fo:font-weight="bold" fo:background-color="transparent" style:font-size-asian="24pt" style:font-style-asian="italic" style:font-weight-asian="bold" style:font-size-complex="24pt" style:font-style-complex="italic" style:font-weight-complex="bold">
        <loext:char-complex-color loext:theme-type="accent1" loext:color-type="theme"/>
      </style:text-properties>
    </style:style>
    <style:style style:name="T13" style:family="text">
      <style:text-properties fo:font-variant="normal" fo:text-transform="none" fo:color="#eed49f" loext:opacity="100%" style:text-outline="false" style:text-line-through-style="none" style:text-line-through-type="none" style:text-position="0% 100%" style:font-name="Cascadia Code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accent3" loext:color-type="theme"/>
      </style:text-properties>
    </style:style>
    <style:style style:name="T14" style:family="text">
      <style:text-properties fo:font-variant="normal" fo:text-transform="none" fo:color="#a6da95" loext:opacity="100%" style:text-outline="false" style:text-line-through-style="none" style:text-line-through-type="none" style:text-position="0% 100%" style:font-name="Cascadia Code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accent2" loext:color-type="theme"/>
      </style:text-properties>
    </style:style>
    <style:style style:name="T15" style:family="text">
      <style:text-properties fo:font-variant="normal" fo:text-transform="none" fo:color="#ed8796" loext:opacity="100%" style:text-outline="false" style:text-line-through-style="none" style:text-line-through-type="none" style:text-position="0% 100%" style:font-name="Cascadia Code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accent1" loext:color-type="theme"/>
      </style:text-properties>
    </style:style>
    <style:style style:name="T16" style:family="text">
      <style:text-properties fo:font-variant="normal" fo:text-transform="none" fo:color="#f5bde6" loext:opacity="100%" style:text-outline="false" style:text-line-through-style="none" style:text-line-through-type="none" style:text-position="0% 100%" style:font-name="Cascadia Code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accent5" loext:color-type="theme"/>
      </style:text-properties>
    </style:style>
    <style:style style:name="T17" style:family="text">
      <style:text-properties fo:font-variant="normal" fo:text-transform="none" fo:color="#8bd5ca" loext:opacity="100%" style:text-outline="false" style:text-line-through-style="none" style:text-line-through-type="none" style:text-position="0% 100%" style:font-name="Cascadia Code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accent6" loext:color-type="theme"/>
      </style:text-properties>
    </style:style>
    <style:style style:name="T18" style:family="text">
      <style:text-properties style:font-name="Cascadia Code" fo:font-size="44pt" style:font-size-asian="44pt" style:font-size-complex="44pt"/>
    </style:style>
    <style:style style:name="T19" style:family="text">
      <style:text-properties style:font-name="Cascadia Code"/>
    </style:style>
    <style:style style:name="T20" style:family="text">
      <style:text-properties fo:font-variant="normal" fo:text-transform="none" fo:color="#8bd5ca" loext:opacity="100%" style:text-outline="false" style:text-line-through-style="none" style:text-line-through-type="none" style:text-position="0% 100%" style:font-name="Cascadia Code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accent6" loext:color-type="theme"/>
      </style:text-properties>
    </style:style>
    <style:style style:name="T21" style:family="text">
      <style:text-properties fo:font-variant="normal" fo:text-transform="none" fo:color="#f5bde6" loext:opacity="100%" style:text-outline="false" style:text-line-through-style="none" style:text-line-through-type="none" style:text-position="0% 100%" style:font-name="Cascadia Code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accent5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35cm"/>
        <style:text-properties fo:font-family="Arial" style:font-family-generic="swiss" style:font-pitch="variable" fo:color="#cad3f5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fo:font-family="Arial" style:font-family-generic="swiss" style:font-pitch="variable" fo:color="#cad3f5" fo:font-size="100%"/>
      </text:list-level-style-bullet>
      <text:list-level-style-number text:level="2" style:num-suffix="." style:num-format="1">
        <style:list-level-properties text:space-before="1.27cm" text:min-label-width="1.429cm"/>
        <style:text-properties fo:color="#cad3f5" fo:font-size="100%"/>
      </text:list-level-style-number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35cm"/>
        <style:text-properties fo:font-family="Arial" style:font-family-generic="swiss" style:font-pitch="variable" fo:color="#cad3f5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cad3f5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cad3f5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fo:color="#a6da95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fo:color="#ed8796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OpenSymbol" fo:color="#f5bde6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OpenSymbol" fo:color="#8bd5ca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min-label-width="0.635cm"/>
        <style:text-properties fo:font-family="Arial" style:font-family-generic="swiss" style:font-pitch="variable" fo:color="#cad3f5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min-label-width="0.635cm"/>
        <style:text-properties fo:font-family="Arial" style:font-family-generic="swiss" style:font-pitch="variable" fo:color="#ed8796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min-label-width="0.635cm"/>
        <style:text-properties fo:font-family="Arial" style:font-family-generic="swiss" style:font-pitch="variable" fo:color="#ed8796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cad3f5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min-label-width="0.635cm"/>
        <style:text-properties fo:font-family="Arial" style:font-family-generic="swiss" style:font-pitch="variable" fo:color="#8aadf4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cad3f5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min-label-width="0.635cm"/>
        <style:text-properties fo:font-family="Arial" style:font-family-generic="swiss" style:font-pitch="variable" fo:color="#a6da95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cad3f5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min-label-width="0.635cm"/>
        <style:text-properties fo:font-family="Arial" style:font-family-generic="swiss" style:font-pitch="variable" fo:color="#cad3f5" fo:font-size="100%"/>
      </text:list-level-style-bullet>
      <text:list-level-style-number text:level="2" style:num-suffix="." style:num-format="1">
        <style:list-level-properties text:space-before="1.27cm" text:min-label-width="1.27cm"/>
        <style:text-properties fo:color="#cad3f5" fo:font-size="100%"/>
      </text:list-level-style-number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Compilers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Compilers</text:span></text:p>
          </draw:text-box>
        </draw:frame>
        <draw:frame draw:name="Subtitle 2" presentation:style-name="pr2" draw:text-style-name="P4" draw:layer="layout" svg:width="25.399cm" svg:height="4.598cm" svg:x="4.233cm" svg:y="10.006cm" presentation:class="subtitle" presentation:user-transformed="true">
          <draw:text-box>
            <text:p text:style-name="P3"><text:span text:style-name="T2">-Tadi Joshua Raj</text:span></text:p>
          </draw:text-box>
        </draw:frame>
        <draw:custom-shape draw:name="Rectangle 3" draw:style-name="gr1" draw:text-style-name="P5" draw:layer="layout" svg:width="33.866cm" svg:height="1.29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2" draw:text-style-name="P6" draw:layer="layout" svg:width="0.683cm" svg:height="0.696cm" svg:x="0.359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3" draw:text-style-name="P7" draw:layer="layout" svg:width="0.683cm" svg:height="0.696cm" svg:x="1.401cm" svg:y="0.316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4" draw:text-style-name="P8" draw:layer="layout" svg:width="0.683cm" svg:height="0.696cm" svg:x="2.444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a compiler?" draw:style-name="dp1" draw:master-page-name="Title_20_and_20_Content" presentation:presentation-page-layout-name="AL2T11">
        <office:forms form:automatic-focus="false" form:apply-design-mode="false"/>
        <draw:frame draw:name="Title 5" presentation:style-name="pr4" draw:text-style-name="P11" draw:layer="layout" svg:width="29.209cm" svg:height="3.681cm" svg:x="2.328cm" svg:y="1.929cm" presentation:class="title" presentation:user-transformed="true">
          <draw:text-box>
            <text:p text:style-name="P10"><text:span text:style-name="T3">What is a </text:span><text:span text:style-name="T4">compiler</text:span><text:span text:style-name="T3">?</text:span></text:p>
          </draw:text-box>
        </draw:frame>
        <draw:frame draw:name="Content Placeholder 6" presentation:style-name="pr5" draw:text-style-name="P14" draw:layer="layout" svg:width="29.209cm" svg:height="10.894cm" svg:x="2.328cm" svg:y="6.263cm" presentation:class="outline" presentation:user-transformed="true">
          <draw:text-box>
            <text:list text:style-name="L2">
              <text:list-item>
                <text:p text:style-name="P12"><text:span text:style-name="T5">It is a tool which translates a </text:span><text:span text:style-name="T6">high-level </text:span><text:span text:style-name="T6">language</text:span><text:span text:style-name="T5"> into a </text:span><text:span text:style-name="T7">low-level language</text:span><text:span text:style-name="T5">.</text:span></text:p>
              </text:list-item>
              <text:list-item>
                <text:p text:style-name="P12"><text:span text:style-name="T5">Now this brings few </text:span><text:span text:style-name="T8">questions</text:span><text:span text:style-name="T5"> to mind: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2">Is that all a compiler does?</text:span></text:p>
                  </text:list-item>
                  <text:list-item>
                    <text:p text:style-name="P13"><text:span text:style-name="T2">Why do we need to use a compiler?</text:span></text:p>
                  </text:list-item>
                  <text:list-item>
                    <text:p text:style-name="P13"><text:span text:style-name="T2">What is an </text:span><text:span text:style-name="T9">interpreter</text:span><text:span text:style-name="T2">? does it also translate?</text:span></text:p>
                  </text:list-item>
                  <text:list-item>
                    <text:p text:style-name="P13"><text:span text:style-name="T2">By </text:span><text:span text:style-name="T10">translate</text:span><text:span text:style-name="T2"> can we change </text:span><text:span text:style-name="T11">C</text:span><text:span text:style-name="T2"> into </text:span><text:span text:style-name="T12">JavaScript</text:span><text:span text:style-name="T2">? Or is </text:span><text:span text:style-name="T2">it only limited to HLL -&gt; LLL?</text:span></text:p>
                  </text:list-item>
                </text:list>
              </text:list-item>
            </text:list>
            <text:p text:style-name="P12"><text:span text:style-name="T5"/></text:p>
            <text:p text:style-name="P12"><text:span text:style-name="T5"/></text:p>
          </draw:text-box>
        </draw:frame>
        <draw:custom-shape draw:name="Rectangle 3" draw:style-name="gr1" draw:text-style-name="P5" draw:layer="layout" svg:width="33.866cm" svg:height="1.29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2" draw:text-style-name="P6" draw:layer="layout" svg:width="0.683cm" svg:height="0.696cm" svg:x="0.359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3" draw:text-style-name="P7" draw:layer="layout" svg:width="0.683cm" svg:height="0.696cm" svg:x="1.401cm" svg:y="0.316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4" draw:text-style-name="P8" draw:layer="layout" svg:width="0.683cm" svg:height="0.696cm" svg:x="2.444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we use a compiler:" draw:style-name="dp1" draw:master-page-name="Title_20_and_20_Content" presentation:presentation-page-layout-name="AL2T11">
        <office:forms form:automatic-focus="false" form:apply-design-mode="false"/>
        <draw:frame draw:name="Title 5" presentation:style-name="pr4" draw:text-style-name="P11" draw:layer="layout" svg:width="29.209cm" svg:height="3.681cm" svg:x="2.328cm" svg:y="1.929cm" presentation:class="title" presentation:user-transformed="true">
          <draw:text-box>
            <text:p text:style-name="P10"><text:span text:style-name="T3">Why we use a compiler:</text:span></text:p>
          </draw:text-box>
        </draw:frame>
        <draw:frame draw:name="Content Placeholder 6" presentation:style-name="pr5" draw:text-style-name="P14" draw:layer="layout" svg:width="29.209cm" svg:height="10.894cm" svg:x="2.328cm" svg:y="6.263cm" presentation:class="outline" presentation:user-transformed="true">
          <draw:text-box>
            <text:list text:style-name="L2">
              <text:list-item>
                <text:p text:style-name="P12"><text:span text:style-name="T5">In the early 1950s, there were no programming </text:span><text:span text:style-name="T5">languages, and all code had to be written </text:span><text:span text:style-name="T5">directly in machine code!</text:span></text:p>
              </text:list-item>
              <text:list-item>
                <text:p text:style-name="P12"><text:span text:style-name="T5">We needed a more efficient way to interact with </text:span><text:span text:style-name="T5">computers.</text:span></text:p>
              </text:list-item>
              <text:list-item>
                <text:p text:style-name="P12"><text:span text:style-name="T5">The solution was to write code in a higher-level </text:span><text:span text:style-name="T5">programming language, which could then be </text:span><text:span text:style-name="T5">translated into machine code using a compiler.</text:span></text:p>
              </text:list-item>
            </text:list>
          </draw:text-box>
        </draw:frame>
        <draw:custom-shape draw:name="Rectangle 3" draw:style-name="gr1" draw:text-style-name="P5" draw:layer="layout" svg:width="33.866cm" svg:height="1.29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2" draw:text-style-name="P6" draw:layer="layout" svg:width="0.683cm" svg:height="0.696cm" svg:x="0.359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3" draw:text-style-name="P7" draw:layer="layout" svg:width="0.683cm" svg:height="0.696cm" svg:x="1.401cm" svg:y="0.316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4" draw:text-style-name="P8" draw:layer="layout" svg:width="0.683cm" svg:height="0.696cm" svg:x="2.444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istory of Compilers:" draw:style-name="dp1" draw:master-page-name="Title_20_and_20_Content" presentation:presentation-page-layout-name="AL2T11">
        <office:forms form:automatic-focus="false" form:apply-design-mode="false"/>
        <draw:frame draw:name="Title 5" presentation:style-name="pr4" draw:text-style-name="P11" draw:layer="layout" svg:width="29.209cm" svg:height="3.681cm" svg:x="2.328cm" svg:y="1.929cm" presentation:class="title" presentation:user-transformed="true">
          <draw:text-box>
            <text:p text:style-name="P10"><text:span text:style-name="T3">History of Compilers:</text:span></text:p>
          </draw:text-box>
        </draw:frame>
        <draw:frame draw:name="Content Placeholder 6" presentation:style-name="pr5" draw:text-style-name="P14" draw:layer="layout" svg:width="29.209cm" svg:height="10.894cm" svg:x="2.328cm" svg:y="6.263cm" presentation:class="outline" presentation:user-transformed="true">
          <draw:text-box>
            <text:list text:style-name="L2">
              <text:list-item>
                <text:p text:style-name="P12"><text:span text:style-name="T5">In 1957 the first programming language FORTRAN </text:span><text:span text:style-name="T5">(FORmula TRANslation) was invented, its compiler </text:span><text:span text:style-name="T5">translated complex mathematical formulae into </text:span><text:span text:style-name="T5">efficient machine code.</text:span></text:p>
              </text:list-item>
              <text:list-item>
                <text:p text:style-name="P12"><text:span text:style-name="T5">In 1958 LISP’s compiler introduced dynamic </text:span><text:span text:style-name="T5">memory allocation and garbage collection.</text:span></text:p>
              </text:list-item>
              <text:list-item>
                <text:p text:style-name="P12"><text:span text:style-name="T5">In 1959 COBOL’s compiler focused on portability, </text:span><text:span text:style-name="T5">allowing the same code to run on different </text:span><text:span text:style-name="T5">machines.</text:span></text:p>
              </text:list-item>
            </text:list>
          </draw:text-box>
        </draw:frame>
        <draw:custom-shape draw:name="Rectangle 3" draw:style-name="gr1" draw:text-style-name="P5" draw:layer="layout" svg:width="33.866cm" svg:height="1.29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2" draw:text-style-name="P6" draw:layer="layout" svg:width="0.683cm" svg:height="0.696cm" svg:x="0.359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3" draw:text-style-name="P7" draw:layer="layout" svg:width="0.683cm" svg:height="0.696cm" svg:x="1.401cm" svg:y="0.316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4" draw:text-style-name="P8" draw:layer="layout" svg:width="0.683cm" svg:height="0.696cm" svg:x="2.444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office:forms form:automatic-focus="false" form:apply-design-mode="false"/>
        <draw:frame draw:name="Content Placeholder 6" presentation:style-name="pr5" draw:text-style-name="P14" draw:layer="layout" svg:width="29.209cm" svg:height="14.412cm" svg:x="2.328cm" svg:y="2.746cm" presentation:class="outline" presentation:user-transformed="true">
          <draw:text-box>
            <text:list text:style-name="L2">
              <text:list-item>
                <text:p text:style-name="P12"><text:span text:style-name="T5">In 1960 ALGOL’s compiler introduced structured </text:span><text:span text:style-name="T5">programming and syntax trees, which became </text:span><text:span text:style-name="T5">critical for modern compiler design.</text:span></text:p>
              </text:list-item>
              <text:list-item>
                <text:p text:style-name="P12"><text:span text:style-name="T5">In 1972 C programming language was developed, </text:span><text:span text:style-name="T5">requiring compilers to optimize for performance.</text:span></text:p>
              </text:list-item>
              <text:list-item>
                <text:p text:style-name="P12"><text:span text:style-name="T5">Coming to the modern era, we made significant </text:span><text:span text:style-name="T5">advancements in the compiler industry, these are </text:span><text:span text:style-name="T5">some of the modern compiler used: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2">Just in time compiler (more on this later)</text:span></text:p>
                  </text:list-item>
                  <text:list-item>
                    <text:p text:style-name="P13"><text:span text:style-name="T2">Cross-platform compilers and so on</text:span></text:p>
                  </text:list-item>
                </text:list>
              </text:list-item>
              <text:list-item>
                <text:p text:style-name="P12"><text:span text:style-name="T5">Some modern compilers even use AI to predict </text:span><text:span text:style-name="T5">optimization strategies and improve performance.</text:span></text:p>
              </text:list-item>
            </text:list>
          </draw:text-box>
        </draw:frame>
        <draw:custom-shape draw:name="Rectangle 3" draw:style-name="gr1" draw:text-style-name="P5" draw:layer="layout" svg:width="33.866cm" svg:height="1.29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2" draw:text-style-name="P6" draw:layer="layout" svg:width="0.683cm" svg:height="0.696cm" svg:x="0.359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3" draw:text-style-name="P7" draw:layer="layout" svg:width="0.683cm" svg:height="0.696cm" svg:x="1.401cm" svg:y="0.316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4" draw:text-style-name="P8" draw:layer="layout" svg:width="0.683cm" svg:height="0.696cm" svg:x="2.444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5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 modern compiler:" draw:style-name="dp1" draw:master-page-name="Title_20_and_20_Content" presentation:presentation-page-layout-name="AL2T11">
        <office:forms form:automatic-focus="false" form:apply-design-mode="false"/>
        <draw:frame draw:name="Title 5" presentation:style-name="pr4" draw:text-style-name="P11" draw:layer="layout" svg:width="29.209cm" svg:height="3.681cm" svg:x="2.328cm" svg:y="1.929cm" presentation:class="title" presentation:user-transformed="true">
          <draw:text-box>
            <text:p text:style-name="P10"><text:span text:style-name="T3">A modern compiler:</text:span></text:p>
          </draw:text-box>
        </draw:frame>
        <draw:frame draw:name="Content Placeholder 6" presentation:style-name="pr5" draw:text-style-name="P14" draw:layer="layout" svg:width="29.209cm" svg:height="1.356cm" svg:x="2.328cm" svg:y="6.263cm" presentation:class="outline" presentation:user-transformed="true">
          <draw:text-box>
            <text:list text:style-name="L2">
              <text:list-item>
                <text:p text:style-name="P12"><text:span text:style-name="T5">There are </text:span><text:span text:style-name="T13">three</text:span><text:span text:style-name="T5"> stages:</text:span></text:p>
              </text:list-item>
            </text:list>
          </draw:text-box>
        </draw:frame>
        <draw:custom-shape draw:name="Rectangle 3" draw:style-name="gr1" draw:text-style-name="P5" draw:layer="layout" svg:width="33.866cm" svg:height="1.29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2" draw:text-style-name="P6" draw:layer="layout" svg:width="0.683cm" svg:height="0.696cm" svg:x="0.359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3" draw:text-style-name="P7" draw:layer="layout" svg:width="0.683cm" svg:height="0.696cm" svg:x="1.401cm" svg:y="0.316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4" draw:text-style-name="P8" draw:layer="layout" svg:width="0.683cm" svg:height="0.696cm" svg:x="2.444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: Rounded Corners 1" draw:style-name="gr6" draw:text-style-name="P15" xml:id="id1" draw:id="id1" draw:layer="layout" svg:width="5.597cm" svg:height="2.999cm" svg:x="5.369cm" svg:y="9.52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aximum="50000" draw:handle-range-x-minimum="0" draw:handle-position="?f2 0" draw:handle-position-x="?f2" draw:handle-position-y="0"/>
          </draw:enhanced-geometry>
        </draw:custom-shape>
        <draw:custom-shape draw:name="TextBox 11" draw:style-name="gr7" draw:text-style-name="P17" draw:layer="layout" svg:width="4.967cm" svg:height="1.267cm" svg:x="5.787cm" svg:y="10.384cm">
          <text:p text:style-name="P16"><text:span text:style-name="T2">Front-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: Rounded Corners 12" draw:style-name="gr6" draw:text-style-name="P15" xml:id="id3" draw:id="id3" draw:layer="layout" svg:width="5.597cm" svg:height="2.999cm" svg:x="13.717cm" svg:y="9.52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aximum="50000" draw:handle-range-x-minimum="0" draw:handle-position="?f2 0" draw:handle-position-x="?f2" draw:handle-position-y="0"/>
          </draw:enhanced-geometry>
        </draw:custom-shape>
        <draw:custom-shape draw:name="Rectangle: Rounded Corners 13" draw:style-name="gr6" draw:text-style-name="P15" xml:id="id5" draw:id="id5" draw:layer="layout" svg:width="5.597cm" svg:height="2.999cm" svg:x="22.065cm" svg:y="9.52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aximum="50000" draw:handle-range-x-minimum="0" draw:handle-position="?f2 0" draw:handle-position-x="?f2" draw:handle-position-y="0"/>
          </draw:enhanced-geometry>
        </draw:custom-shape>
        <draw:custom-shape draw:name="TextBox 14" draw:style-name="gr8" draw:text-style-name="P19" draw:layer="layout" svg:width="5.461cm" svg:height="1.265cm" svg:x="13.853cm" svg:y="10.412cm">
          <text:p text:style-name="P18"><text:span text:style-name="T2">Middle-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9" draw:text-style-name="P17" draw:layer="layout" svg:width="4.471cm" svg:height="1.267cm" svg:x="22.719cm" svg:y="10.384cm">
          <text:p text:style-name="P16"><text:span text:style-name="T2">Back-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10" draw:text-style-name="P21" xml:id="id6" draw:id="id6" draw:layer="layout" svg:width="3.976cm" svg:height="2.283cm" svg:x="28.843cm" svg:y="9.871cm">
          <text:p text:style-name="P20"><text:span text:style-name="T14">Machine</text:span></text:p>
          <text:p text:style-name="P20"><text:span text:style-name="T14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11" draw:text-style-name="P21" xml:id="id7" draw:id="id7" draw:layer="layout" svg:width="3.48cm" svg:height="2.283cm" svg:x="0.633cm" svg:y="9.871cm">
          <text:p text:style-name="P20"><text:span text:style-name="T15">Source</text:span></text:p>
          <text:p text:style-name="P20"><text:span text:style-name="T15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23" draw:style-name="gr12" draw:text-style-name="P22" draw:layer="layout" draw:type="line" svg:x1="10.966cm" svg:y1="11.024cm" svg:x2="11.734cm" svg:y2="11.018cm" draw:start-shape="id1" draw:start-glue-point="1" draw:end-shape="id2" draw:end-glue-point="3" svg:d="M10966 11024l768-6" svg:viewBox="0 0 769 7">
          <text:p/>
        </draw:connector>
        <draw:connector draw:name="Straight Arrow Connector 25" draw:style-name="gr12" draw:text-style-name="P22" draw:layer="layout" draw:type="line" svg:x1="19.314cm" svg:y1="11.024cm" svg:x2="20.082cm" svg:y2="11.018cm" draw:start-shape="id3" draw:start-glue-point="1" draw:end-shape="id4" draw:end-glue-point="3" svg:d="M19314 11024l768-6" svg:viewBox="0 0 769 7">
          <text:p/>
        </draw:connector>
        <draw:connector draw:name="Straight Arrow Connector 27" draw:style-name="gr12" draw:text-style-name="P22" draw:layer="layout" draw:type="line" svg:x1="27.662cm" svg:y1="11.024cm" svg:x2="28.843cm" svg:y2="11.012cm" draw:start-shape="id5" draw:start-glue-point="1" draw:end-shape="id6" draw:end-glue-point="3" svg:d="M27662 11024l1181-12" svg:viewBox="0 0 1182 13">
          <text:p/>
        </draw:connector>
        <draw:connector draw:name="Straight Arrow Connector 29" draw:style-name="gr12" draw:text-style-name="P22" draw:layer="layout" draw:type="line" svg:x1="4.113cm" svg:y1="11.012cm" svg:x2="5.369cm" svg:y2="11.024cm" draw:start-shape="id7" draw:start-glue-point="1" draw:end-shape="id1" draw:end-glue-point="3" svg:d="M4113 11012l1256 12" svg:viewBox="0 0 1257 13">
          <text:p/>
        </draw:connector>
        <draw:custom-shape draw:name="TextBox 30" draw:style-name="gr13" draw:text-style-name="P17" xml:id="id2" draw:id="id2" draw:layer="layout" svg:width="1.246cm" svg:height="1.013cm" svg:x="11.734cm" svg:y="10.512cm">
          <text:p text:style-name="P16"><text:span text:style-name="T16">I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14" draw:text-style-name="P17" xml:id="id4" draw:id="id4" draw:layer="layout" svg:width="1.246cm" svg:height="1.013cm" svg:x="20.082cm" svg:y="10.512cm">
          <text:p text:style-name="P16"><text:span text:style-name="T17">I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34" draw:style-name="gr12" draw:text-style-name="P22" draw:layer="layout" draw:type="line" svg:x1="12.98cm" svg:y1="11.018cm" svg:x2="13.717cm" svg:y2="11.024cm" draw:start-shape="id2" draw:start-glue-point="1" draw:end-shape="id3" draw:end-glue-point="3" svg:d="M12980 11018l737 6" svg:viewBox="0 0 738 7">
          <text:p/>
        </draw:connector>
        <draw:connector draw:name="Straight Arrow Connector 39" draw:style-name="gr12" draw:text-style-name="P22" draw:layer="layout" draw:type="line" svg:x1="21.328cm" svg:y1="11.018cm" svg:x2="22.065cm" svg:y2="11.024cm" draw:start-shape="id4" draw:start-glue-point="1" draw:end-shape="id5" draw:end-glue-point="3" svg:d="M21328 11018l737 6" svg:viewBox="0 0 738 7">
          <text:p/>
        </draw:connector>
        <draw:custom-shape draw:name="Content Placeholder 6" draw:style-name="gr15" draw:text-style-name="P24" draw:layer="layout" svg:width="29.209cm" svg:height="1.356cm" svg:x="2.328cm" svg:y="14.422cm">
          <text:list text:style-name="L11">
            <text:list-item>
              <text:p text:style-name="P23"><text:span text:style-name="T5">Let’s look at them briefly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6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office:forms form:automatic-focus="false" form:apply-design-mode="false"/>
        <draw:frame draw:name="Content Placeholder 6" presentation:style-name="pr5" draw:text-style-name="P14" draw:layer="layout" svg:width="29.209cm" svg:height="14.412cm" svg:x="2.328cm" svg:y="2.746cm" presentation:class="outline" presentation:user-transformed="true">
          <draw:text-box>
            <text:list text:style-name="L12">
              <text:list-item>
                <text:p text:style-name="P12"><text:span text:style-name="T6">Front End</text:span><text:span text:style-name="T5">:</text:span></text:p>
              </text:list-item>
            </text:list>
            <text:list text:style-name="L13">
              <text:list-item>
                <text:list>
                  <text:list-item>
                    <text:p text:style-name="P13"><text:span text:style-name="T2">Converts the code into an intermediate representation</text:span></text:p>
                  </text:list-item>
                  <text:list-item>
                    <text:p text:style-name="P13"><text:span text:style-name="T2">It involves preprocessing, tokenizing, parsing, and </text:span><text:span text:style-name="T2">then finally generating the IR.</text:span></text:p>
                  </text:list-item>
                </text:list>
              </text:list-item>
            </text:list>
            <text:list text:style-name="L14">
              <text:list-item>
                <text:p text:style-name="P12"><text:span text:style-name="T8">Optimization</text:span><text:span text:style-name="T5">:</text:span></text:p>
                <text:list>
                  <text:list-item>
                    <text:p text:style-name="P13"><text:span text:style-name="T2">The IR generated in the frontend is then optimized for </text:span><text:span text:style-name="T2">either speed or space.</text:span></text:p>
                  </text:list-item>
                  <text:list-item>
                    <text:p text:style-name="P13"><text:span text:style-name="T2">Such as loop optimization, dead code elimination etc.</text:span></text:p>
                  </text:list-item>
                </text:list>
              </text:list-item>
            </text:list>
            <text:list text:style-name="L15">
              <text:list-item>
                <text:p text:style-name="P12"><text:span text:style-name="T7">Back End</text:span><text:span text:style-name="T5">:</text:span></text:p>
                <text:list>
                  <text:list-item>
                    <text:p text:style-name="P13"><text:span text:style-name="T2">It translates the optimized IR into machine code or </text:span><text:span text:style-name="T2">assembly language specific to the target device, </text:span><text:span text:style-name="T2">performing register allocation in the process.</text:span></text:p>
                  </text:list-item>
                </text:list>
              </text:list-item>
            </text:list>
          </draw:text-box>
        </draw:frame>
        <draw:custom-shape draw:name="Rectangle 3" draw:style-name="gr1" draw:text-style-name="P5" draw:layer="layout" svg:width="33.866cm" svg:height="1.29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2" draw:text-style-name="P6" draw:layer="layout" svg:width="0.683cm" svg:height="0.696cm" svg:x="0.359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3" draw:text-style-name="P7" draw:layer="layout" svg:width="0.683cm" svg:height="0.696cm" svg:x="1.401cm" svg:y="0.316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4" draw:text-style-name="P8" draw:layer="layout" svg:width="0.683cm" svg:height="0.696cm" svg:x="2.444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7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an interpreter?" draw:style-name="dp1" draw:master-page-name="Title_20_and_20_Content" presentation:presentation-page-layout-name="AL2T11">
        <office:forms form:automatic-focus="false" form:apply-design-mode="false"/>
        <draw:frame draw:name="Title 5" presentation:style-name="pr4" draw:text-style-name="P11" draw:layer="layout" svg:width="29.209cm" svg:height="3.681cm" svg:x="2.328cm" svg:y="1.929cm" presentation:class="title" presentation:user-transformed="true">
          <draw:text-box>
            <text:p text:style-name="P10"><text:span text:style-name="T3">What is an interpreter?</text:span></text:p>
          </draw:text-box>
        </draw:frame>
        <draw:frame draw:name="Content Placeholder 6" presentation:style-name="pr5" draw:text-style-name="P14" draw:layer="layout" svg:width="29.209cm" svg:height="10.894cm" svg:x="2.328cm" svg:y="6.263cm" presentation:class="outline" presentation:user-transformed="true">
          <draw:text-box>
            <text:list text:style-name="L2">
              <text:list-item>
                <text:p text:style-name="P12"><text:span text:style-name="T5">It takes the source code, converts it to machine </text:span><text:span text:style-name="T5">instructions and directly runs them.</text:span></text:p>
              </text:list-item>
              <text:list-item>
                <text:p text:style-name="P12"><text:span text:style-name="T5">The working of a interpreter is closely </text:span><text:span text:style-name="T5">associated to how a debugger works.</text:span></text:p>
              </text:list-item>
              <text:list-item>
                <text:p text:style-name="P12"><text:span text:style-name="T5">This was developed to run projects or apps which </text:span><text:span text:style-name="T5">are still under construction.</text:span></text:p>
              </text:list-item>
            </text:list>
          </draw:text-box>
        </draw:frame>
        <draw:custom-shape draw:name="Rectangle 3" draw:style-name="gr1" draw:text-style-name="P5" draw:layer="layout" svg:width="33.866cm" svg:height="1.29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2" draw:text-style-name="P6" draw:layer="layout" svg:width="0.683cm" svg:height="0.696cm" svg:x="0.359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3" draw:text-style-name="P7" draw:layer="layout" svg:width="0.683cm" svg:height="0.696cm" svg:x="1.401cm" svg:y="0.316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4" draw:text-style-name="P8" draw:layer="layout" svg:width="0.683cm" svg:height="0.696cm" svg:x="2.444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8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office:forms form:automatic-focus="false" form:apply-design-mode="false"/>
        <draw:frame draw:name="Content Placeholder 6" presentation:style-name="pr5" draw:text-style-name="P14" draw:layer="layout" svg:width="29.209cm" svg:height="14.412cm" svg:x="2.328cm" svg:y="2.746cm" presentation:class="outline" presentation:user-transformed="true">
          <draw:text-box>
            <text:list text:style-name="L2">
              <text:list-item>
                <text:p text:style-name="P12"><text:span text:style-name="T5">An interpreter generally uses these following </text:span><text:span text:style-name="T5">strategies for program execution:</text:span></text:p>
              </text:list-item>
            </text:list>
            <text:list text:style-name="L16">
              <text:list-item>
                <text:list>
                  <text:list-item>
                    <text:p text:style-name="P25"><text:span text:style-name="T2">Parse the source code and perform its behavior </text:span><text:span text:style-name="T2">directly. Early versions of LISP used this.</text:span></text:p>
                  </text:list-item>
                  <text:list-item>
                    <text:p text:style-name="P25"><text:span text:style-name="T2">Translate source code into some efficient </text:span><text:span text:style-name="T2">intermediate representation and immediately execute </text:span><text:span text:style-name="T2">that. Perl, Python, MATLAB, and Ruby are some </text:span><text:span text:style-name="T2">examples.</text:span></text:p>
                  </text:list-item>
                  <text:list-item>
                    <text:p text:style-name="P25"><text:span text:style-name="T2">Explicitly execute stored precompiled bytecode made </text:span><text:span text:style-name="T2">by a compiler and matched with the interpreter's </text:span><text:span text:style-name="T2">virtual machine. – cite this</text:span></text:p>
                  </text:list-item>
                </text:list>
              </text:list-item>
            </text:list>
            <text:p text:style-name="P26"><text:span text:style-name="T5"/></text:p>
          </draw:text-box>
        </draw:frame>
        <draw:custom-shape draw:name="Rectangle 3" draw:style-name="gr1" draw:text-style-name="P5" draw:layer="layout" svg:width="33.866cm" svg:height="1.29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2" draw:text-style-name="P6" draw:layer="layout" svg:width="0.683cm" svg:height="0.696cm" svg:x="0.359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3" draw:text-style-name="P7" draw:layer="layout" svg:width="0.683cm" svg:height="0.696cm" svg:x="1.401cm" svg:y="0.316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4" draw:text-style-name="P8" draw:layer="layout" svg:width="0.683cm" svg:height="0.696cm" svg:x="2.444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9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pilers vs Interpreters" draw:style-name="dp1" draw:master-page-name="Title_20_and_20_Content" presentation:presentation-page-layout-name="AL2T11">
        <office:forms form:automatic-focus="false" form:apply-design-mode="false"/>
        <draw:frame draw:name="Title 5" presentation:style-name="pr4" draw:text-style-name="P11" draw:layer="layout" svg:width="29.209cm" svg:height="3.681cm" svg:x="2.328cm" svg:y="1.929cm" presentation:class="title" presentation:user-transformed="true">
          <draw:text-box>
            <text:p text:style-name="P10"><text:span text:style-name="T3">Compilers vs Interpreters</text:span></text:p>
          </draw:text-box>
        </draw:frame>
        <draw:frame draw:name="Content Placeholder 6" presentation:style-name="pr5" draw:text-style-name="P14" draw:layer="layout" svg:width="29.209cm" svg:height="10.894cm" svg:x="2.328cm" svg:y="6.263cm" presentation:class="outline" presentation:user-transformed="true">
          <draw:text-box>
            <text:list text:style-name="L2">
              <text:list-item>
                <text:p text:style-name="P12"><text:span text:style-name="T5">U can write an </text:span><text:span text:style-name="T7">interpreter for C </text:span><text:span text:style-name="T5">and a </text:span><text:span text:style-name="T6">compiler </text:span><text:span text:style-name="T6">for JavaScript</text:span><text:span text:style-name="T5">.</text:span></text:p>
              </text:list-item>
            </text:list>
            <text:p text:style-name="P12"><text:span text:style-name="T5"/></text:p>
          </draw:text-box>
        </draw:frame>
        <draw:custom-shape draw:name="Rectangle 3" draw:style-name="gr1" draw:text-style-name="P5" draw:layer="layout" svg:width="33.866cm" svg:height="1.29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2" draw:text-style-name="P6" draw:layer="layout" svg:width="0.683cm" svg:height="0.696cm" svg:x="0.359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3" draw:text-style-name="P7" draw:layer="layout" svg:width="0.683cm" svg:height="0.696cm" svg:x="1.401cm" svg:y="0.316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4" draw:text-style-name="P8" draw:layer="layout" svg:width="0.683cm" svg:height="0.696cm" svg:x="2.444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0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office:forms form:automatic-focus="false" form:apply-design-mode="false"/>
        <draw:frame draw:name="Content Placeholder 6" presentation:style-name="pr7" draw:text-style-name="P27" draw:layer="layout" svg:width="29.209cm" svg:height="14.412cm" svg:x="2.328cm" svg:y="2.746cm" presentation:class="outline" presentation:placeholder="true" presentation:user-transformed="true">
          <draw:text-box/>
        </draw:frame>
        <draw:custom-shape draw:name="Rectangle 3" draw:style-name="gr1" draw:text-style-name="P5" draw:layer="layout" svg:width="33.866cm" svg:height="1.29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2" draw:text-style-name="P6" draw:layer="layout" svg:width="0.683cm" svg:height="0.696cm" svg:x="0.359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3" draw:text-style-name="P7" draw:layer="layout" svg:width="0.683cm" svg:height="0.696cm" svg:x="1.401cm" svg:y="0.316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4" draw:text-style-name="P8" draw:layer="layout" svg:width="0.683cm" svg:height="0.696cm" svg:x="2.444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1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s JIT compiler better?" draw:style-name="dp1" draw:master-page-name="Title_20_and_20_Content" presentation:presentation-page-layout-name="AL2T11">
        <office:forms form:automatic-focus="false" form:apply-design-mode="false"/>
        <draw:frame draw:name="Title 5" presentation:style-name="pr4" draw:text-style-name="P11" draw:layer="layout" svg:width="29.209cm" svg:height="3.681cm" svg:x="2.328cm" svg:y="1.929cm" presentation:class="title" presentation:user-transformed="true">
          <draw:text-box>
            <text:p text:style-name="P10"><text:span text:style-name="T3">Is JIT compiler better?</text:span></text:p>
          </draw:text-box>
        </draw:frame>
        <draw:frame draw:name="Content Placeholder 6" presentation:style-name="pr5" draw:text-style-name="P14" draw:layer="layout" svg:width="29.209cm" svg:height="10.894cm" svg:x="2.328cm" svg:y="6.263cm" presentation:class="outline" presentation:user-transformed="true">
          <draw:text-box>
            <text:list text:style-name="L2">
              <text:list-item>
                <text:p text:style-name="P12"><text:span text:style-name="T5">This guy is very cool, it runs the program a few </text:span><text:span text:style-name="T5">times then sees what to optimize and then </text:span><text:span text:style-name="T5">optimizes it just in time.</text:span></text:p>
              </text:list-item>
            </text:list>
          </draw:text-box>
        </draw:frame>
        <draw:custom-shape draw:name="Rectangle 3" draw:style-name="gr1" draw:text-style-name="P5" draw:layer="layout" svg:width="33.866cm" svg:height="1.29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2" draw:text-style-name="P6" draw:layer="layout" svg:width="0.683cm" svg:height="0.696cm" svg:x="0.359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3" draw:text-style-name="P7" draw:layer="layout" svg:width="0.683cm" svg:height="0.696cm" svg:x="1.401cm" svg:y="0.316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4" draw:text-style-name="P8" draw:layer="layout" svg:width="0.683cm" svg:height="0.696cm" svg:x="2.444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2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 deeper look at compilers" draw:style-name="dp1" draw:master-page-name="Title_20_and_20_Content" presentation:presentation-page-layout-name="AL2T11">
        <office:forms form:automatic-focus="false" form:apply-design-mode="false"/>
        <draw:frame draw:name="Title 5" presentation:style-name="pr4" draw:text-style-name="P11" draw:layer="layout" svg:width="29.209cm" svg:height="3.681cm" svg:x="2.328cm" svg:y="1.929cm" presentation:class="title" presentation:user-transformed="true">
          <draw:text-box>
            <text:p text:style-name="P10"><text:span text:style-name="T3">A deeper look at compilers</text:span></text:p>
          </draw:text-box>
        </draw:frame>
        <draw:frame draw:name="Content Placeholder 6" presentation:style-name="pr5" draw:text-style-name="P14" draw:layer="layout" svg:width="29.209cm" svg:height="10.894cm" svg:x="2.328cm" svg:y="6.263cm" presentation:class="outline" presentation:user-transformed="true">
          <draw:text-box>
            <text:list text:style-name="L4">
              <text:list-item>
                <text:p text:style-name="P28"><text:span text:style-name="T5">Due to resource limitations, compilers were </text:span><text:span text:style-name="T5">split up into multiple phases.</text:span></text:p>
              </text:list-item>
              <text:list-item>
                <text:p text:style-name="P28"><text:span text:style-name="T5">The ability to compile in a single pass has </text:span><text:span text:style-name="T5">been seen as a benefit because it simplifies </text:span><text:span text:style-name="T5">the job of writing a compiler.</text:span></text:p>
              </text:list-item>
              <text:list-item>
                <text:p text:style-name="P28"><text:span text:style-name="T5">Let us look at a three-stage compiler i.e. a </text:span><text:span text:style-name="T5">compiler which has a frontend, middleend, and a </text:span><text:span text:style-name="T5">backend. </text:span></text:p>
              </text:list-item>
            </text:list>
          </draw:text-box>
        </draw:frame>
        <draw:custom-shape draw:name="Rectangle 3" draw:style-name="gr1" draw:text-style-name="P5" draw:layer="layout" svg:width="33.866cm" svg:height="1.29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2" draw:text-style-name="P6" draw:layer="layout" svg:width="0.683cm" svg:height="0.696cm" svg:x="0.359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3" draw:text-style-name="P7" draw:layer="layout" svg:width="0.683cm" svg:height="0.696cm" svg:x="1.401cm" svg:y="0.316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4" draw:text-style-name="P8" draw:layer="layout" svg:width="0.683cm" svg:height="0.696cm" svg:x="2.444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3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office:forms form:automatic-focus="false" form:apply-design-mode="false"/>
        <draw:frame draw:name="Title 2" presentation:style-name="pr4" draw:text-style-name="P11" draw:layer="layout" svg:width="29.209cm" svg:height="3.681cm" svg:x="2.328cm" svg:y="1.929cm" presentation:class="title" presentation:user-transformed="true">
          <draw:text-box>
            <text:p text:style-name="P10"><text:span text:style-name="T3">Front End</text:span></text:p>
          </draw:text-box>
        </draw:frame>
        <draw:frame draw:name="Content Placeholder 2" presentation:style-name="pr5" draw:text-style-name="P14" draw:layer="layout" svg:width="29.209cm" svg:height="10.894cm" svg:x="2.328cm" svg:y="6.263cm" presentation:class="outline" presentation:user-transformed="true">
          <draw:text-box>
            <text:list text:style-name="L4">
              <text:list-item>
                <text:p text:style-name="P28"><text:span text:style-name="T5">While the frontend can be written as a single </text:span><text:span text:style-name="T5">function, its traditionally implemented and </text:span><text:span text:style-name="T5">analyzed as several phases.</text:span></text:p>
              </text:list-item>
              <text:list-item>
                <text:p text:style-name="P28"><text:span text:style-name="T5">This method favours modularity.</text:span></text:p>
              </text:list-item>
              <text:list-item>
                <text:p text:style-name="P28"><text:span text:style-name="T5">Most commonly its divided into 3 phases:</text:span></text:p>
              </text:list-item>
            </text:list>
            <text:list text:style-name="L17">
              <text:list-item>
                <text:list>
                  <text:list-item>
                    <text:p text:style-name="P29"><text:span text:style-name="T5">Lexical analysis</text:span></text:p>
                  </text:list-item>
                  <text:list-item>
                    <text:p text:style-name="P29"><text:span text:style-name="T5">Syntax analysis</text:span></text:p>
                  </text:list-item>
                  <text:list-item>
                    <text:p text:style-name="P29"><text:span text:style-name="T5">Semantic analysis</text:span></text:p>
                  </text:list-item>
                </text:list>
              </text:list-item>
            </text:list>
          </draw:text-box>
        </draw:frame>
        <draw:custom-shape draw:name="Rectangle 2" draw:style-name="gr16" draw:text-style-name="P5" draw:layer="layout" svg:width="33.866cm" svg:height="1.29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5" draw:style-name="gr17" draw:text-style-name="P6" draw:layer="layout" svg:width="0.683cm" svg:height="0.696cm" svg:x="0.359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18" draw:text-style-name="P7" draw:layer="layout" svg:width="0.683cm" svg:height="0.696cm" svg:x="1.401cm" svg:y="0.316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19" draw:text-style-name="P8" draw:layer="layout" svg:width="0.683cm" svg:height="0.696cm" svg:x="2.444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3">
          <office:forms form:automatic-focus="false" form:apply-design-mode="false"/>
          <draw:page-thumbnail draw:style-name="gr5" draw:layer="layout" svg:width="18.624cm" svg:height="10.476cm" svg:x="1.482cm" svg:y="2.123cm" draw:page-number="14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>
        <office:forms form:automatic-focus="false" form:apply-design-mode="false"/>
        <draw:frame draw:name="Title 3" presentation:style-name="pr4" draw:text-style-name="P31" draw:layer="layout" svg:width="29.209cm" svg:height="3.681cm" svg:x="2.328cm" svg:y="1.929cm" presentation:class="title" presentation:user-transformed="true">
          <draw:text-box>
            <text:p text:style-name="P30"><text:span text:style-name="T18">Lexical Analysis</text:span></text:p>
          </draw:text-box>
        </draw:frame>
        <draw:frame draw:name="Content Placeholder 3" presentation:style-name="pr5" draw:text-style-name="P14" draw:layer="layout" svg:width="29.209cm" svg:height="10.894cm" svg:x="2.328cm" svg:y="6.263cm" presentation:class="outline" presentation:user-transformed="true">
          <draw:text-box>
            <text:list text:style-name="L4">
              <text:list-item>
                <text:p text:style-name="P32"><text:span text:style-name="T19">This breaks down the source code into a </text:span><text:span text:style-name="T19">sequence of small pieces called lexical tokens.</text:span></text:p>
              </text:list-item>
              <text:list-item>
                <text:p text:style-name="P32"><text:span text:style-name="T19">This is also called a tokenizer.</text:span></text:p>
              </text:list-item>
              <text:list-item>
                <text:p text:style-name="P32"><text:span text:style-name="T19">There are 2 phases here:</text:span></text:p>
              </text:list-item>
            </text:list>
            <text:list text:style-name="L17">
              <text:list-item>
                <text:list>
                  <text:list-item>
                    <text:p><text:span text:style-name="T19">Scanning: segments the text into units called lexemes and </text:span><text:span text:style-name="T19">assigns them a category.</text:span></text:p>
                  </text:list-item>
                  <text:list-item>
                    <text:p><text:span text:style-name="T19">Evaluating: converts lexemex into a processed value.</text:span></text:p>
                  </text:list-item>
                </text:list>
              </text:list-item>
            </text:list>
          </draw:text-box>
        </draw:frame>
        <draw:custom-shape draw:name="Rectangle 4" draw:style-name="gr16" draw:text-style-name="P5" draw:layer="layout" svg:width="33.866cm" svg:height="1.29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0" draw:style-name="gr17" draw:text-style-name="P6" draw:layer="layout" svg:width="0.683cm" svg:height="0.696cm" svg:x="0.359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18" draw:text-style-name="P7" draw:layer="layout" svg:width="0.683cm" svg:height="0.696cm" svg:x="1.401cm" svg:y="0.316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gr19" draw:text-style-name="P8" draw:layer="layout" svg:width="0.683cm" svg:height="0.696cm" svg:x="2.444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3">
          <office:forms form:automatic-focus="false" form:apply-design-mode="false"/>
          <draw:page-thumbnail draw:style-name="gr5" draw:layer="layout" svg:width="18.624cm" svg:height="10.476cm" svg:x="1.482cm" svg:y="2.123cm" draw:page-number="15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1">
        <office:forms form:automatic-focus="false" form:apply-design-mode="false"/>
        <draw:frame draw:name="Content Placeholder 1" presentation:style-name="pr8" draw:text-style-name="P34" draw:layer="layout" svg:width="29.209cm" svg:height="14.412cm" svg:x="2.328cm" svg:y="2.746cm" presentation:class="outline" presentation:user-transformed="true">
          <draw:text-box>
            <text:list text:style-name="L2">
              <text:list-item>
                <text:p text:style-name="P33"><text:span text:style-name="T19">A token is a pair consisting of a token name and </text:span><text:span text:style-name="T19">a token value.</text:span></text:p>
              </text:list-item>
              <text:list-item>
                <text:p text:style-name="P33"><text:span text:style-name="T19">Some common token categories (assigned by the </text:span><text:span text:style-name="T19">scanning phase) may include identifiers, </text:span><text:span text:style-name="T19">keywords, separators, operators, literals, </text:span><text:span text:style-name="T19">comments etc.</text:span></text:p>
              </text:list-item>
            </text:list>
          </draw:text-box>
        </draw:frame>
        <draw:custom-shape draw:name="Rectangle 7" draw:style-name="gr16" draw:text-style-name="P5" draw:layer="layout" svg:width="33.866cm" svg:height="1.29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9" draw:style-name="gr17" draw:text-style-name="P6" draw:layer="layout" svg:width="0.683cm" svg:height="0.696cm" svg:x="0.359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gr18" draw:text-style-name="P7" draw:layer="layout" svg:width="0.683cm" svg:height="0.696cm" svg:x="1.401cm" svg:y="0.316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gr19" draw:text-style-name="P8" draw:layer="layout" svg:width="0.683cm" svg:height="0.696cm" svg:x="2.444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3">
          <office:forms form:automatic-focus="false" form:apply-design-mode="false"/>
          <draw:page-thumbnail draw:style-name="gr5" draw:layer="layout" svg:width="18.624cm" svg:height="10.476cm" svg:x="1.482cm" svg:y="2.123cm" draw:page-number="16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11">
        <office:forms form:automatic-focus="false" form:apply-design-mode="false"/>
        <draw:frame draw:name="Title 4" presentation:style-name="pr4" draw:text-style-name="P31" draw:layer="layout" svg:width="29.209cm" svg:height="3.681cm" svg:x="2.328cm" svg:y="1.929cm" presentation:class="title" presentation:user-transformed="true">
          <draw:text-box>
            <text:p text:style-name="P30"><text:span text:style-name="T18">Syntax Analysis</text:span></text:p>
          </draw:text-box>
        </draw:frame>
        <draw:frame draw:name="Content Placeholder 4" presentation:style-name="pr5" draw:text-style-name="P14" draw:layer="layout" svg:width="29.209cm" svg:height="10.894cm" svg:x="2.328cm" svg:y="6.263cm" presentation:class="outline" presentation:user-transformed="true">
          <draw:text-box>
            <text:list text:style-name="L4">
              <text:list-item>
                <text:p text:style-name="P32"><text:span text:style-name="T19">Also called parsing, involves going through the </text:span><text:span text:style-name="T19">token sequence identify the structure of the </text:span><text:span text:style-name="T19">program</text:span></text:p>
              </text:list-item>
              <text:list-item>
                <text:p text:style-name="P32"><text:span text:style-name="T19">Using this it then builds a parse tree. Which </text:span><text:span text:style-name="T19">replaces the linear token sequence with a tree </text:span><text:span text:style-name="T19">data structure built according to some rules </text:span><text:span text:style-name="T19">which defines the language’s syntax.</text:span></text:p>
              </text:list-item>
            </text:list>
          </draw:text-box>
        </draw:frame>
        <draw:custom-shape draw:name="Rectangle 5" draw:style-name="gr16" draw:text-style-name="P5" draw:layer="layout" svg:width="33.866cm" svg:height="1.29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3" draw:style-name="gr17" draw:text-style-name="P6" draw:layer="layout" svg:width="0.683cm" svg:height="0.696cm" svg:x="0.359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18" draw:text-style-name="P7" draw:layer="layout" svg:width="0.683cm" svg:height="0.696cm" svg:x="1.401cm" svg:y="0.316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19" draw:text-style-name="P8" draw:layer="layout" svg:width="0.683cm" svg:height="0.696cm" svg:x="2.444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3">
          <office:forms form:automatic-focus="false" form:apply-design-mode="false"/>
          <draw:page-thumbnail draw:style-name="gr5" draw:layer="layout" svg:width="18.624cm" svg:height="10.476cm" svg:x="1.482cm" svg:y="2.123cm" draw:page-number="17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le_20_and_20_Content" presentation:presentation-page-layout-name="AL2T11">
        <office:forms form:automatic-focus="false" form:apply-design-mode="false"/>
        <draw:frame draw:name="Title 6" presentation:style-name="pr4" draw:text-style-name="P31" draw:layer="layout" svg:width="29.209cm" svg:height="3.681cm" svg:x="2.328cm" svg:y="1.929cm" presentation:class="title" presentation:user-transformed="true">
          <draw:text-box>
            <text:p text:style-name="P30"><text:span text:style-name="T18">Semantic Analysis</text:span></text:p>
          </draw:text-box>
        </draw:frame>
        <draw:frame draw:name="Content Placeholder 5" presentation:style-name="pr5" draw:text-style-name="P14" draw:layer="layout" svg:width="29.209cm" svg:height="10.894cm" svg:x="2.328cm" svg:y="6.263cm" presentation:class="outline" presentation:user-transformed="true">
          <draw:text-box>
            <text:list text:style-name="L4">
              <text:list-item>
                <text:p text:style-name="P32"><text:span text:style-name="T19">This takes the parse tree and builds the symbol </text:span><text:span text:style-name="T19">table, and performs semantic checks such as:</text:span></text:p>
              </text:list-item>
            </text:list>
            <text:list text:style-name="L17">
              <text:list-item>
                <text:list>
                  <text:list-item>
                    <text:p><text:span text:style-name="T19">Type checking: checking for type errors.</text:span></text:p>
                  </text:list-item>
                  <text:list-item>
                    <text:p><text:span text:style-name="T19">Object binding: associating variable and function references </text:span><text:span text:style-name="T19">with their definitions.</text:span></text:p>
                  </text:list-item>
                  <text:list-item>
                    <text:p><text:span text:style-name="T19">Definite assignment: requiring all local variables to be </text:span><text:span text:style-name="T19">initialized before use.</text:span></text:p>
                  </text:list-item>
                </text:list>
              </text:list-item>
            </text:list>
            <text:list text:style-name="L4">
              <text:list-item>
                <text:p><text:span text:style-name="T19">In this phase the compiler throws error is </text:span><text:span text:style-name="T19">incorrect code is present.</text:span></text:p>
              </text:list-item>
            </text:list>
          </draw:text-box>
        </draw:frame>
        <draw:custom-shape draw:name="Rectangle 6" draw:style-name="gr16" draw:text-style-name="P5" draw:layer="layout" svg:width="33.866cm" svg:height="1.29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6" draw:style-name="gr17" draw:text-style-name="P6" draw:layer="layout" svg:width="0.683cm" svg:height="0.696cm" svg:x="0.359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18" draw:text-style-name="P7" draw:layer="layout" svg:width="0.683cm" svg:height="0.696cm" svg:x="1.401cm" svg:y="0.316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gr19" draw:text-style-name="P8" draw:layer="layout" svg:width="0.683cm" svg:height="0.696cm" svg:x="2.444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3">
          <office:forms form:automatic-focus="false" form:apply-design-mode="false"/>
          <draw:page-thumbnail draw:style-name="gr5" draw:layer="layout" svg:width="18.624cm" svg:height="10.476cm" svg:x="1.482cm" svg:y="2.123cm" draw:page-number="18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piler optimization" draw:style-name="dp1" draw:master-page-name="Title_20_and_20_Content" presentation:presentation-page-layout-name="AL2T11">
        <office:forms form:automatic-focus="false" form:apply-design-mode="false"/>
        <draw:frame draw:name="Title 5" presentation:style-name="pr4" draw:text-style-name="P11" draw:layer="layout" svg:width="29.209cm" svg:height="3.681cm" svg:x="2.328cm" svg:y="1.929cm" presentation:class="title" presentation:user-transformed="true">
          <draw:text-box>
            <text:p text:style-name="P10"><text:span text:style-name="T3">Optimization or Middle End</text:span></text:p>
          </draw:text-box>
        </draw:frame>
        <draw:frame draw:name="Content Placeholder 6" presentation:style-name="pr9" draw:text-style-name="P27" draw:layer="layout" svg:width="29.209cm" svg:height="10.894cm" svg:x="2.328cm" svg:y="6.263cm" presentation:class="outline" presentation:placeholder="true" presentation:user-transformed="true">
          <draw:text-box/>
        </draw:frame>
        <draw:custom-shape draw:name="Rectangle 3" draw:style-name="gr1" draw:text-style-name="P5" draw:layer="layout" svg:width="33.866cm" svg:height="1.29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2" draw:text-style-name="P6" draw:layer="layout" svg:width="0.683cm" svg:height="0.696cm" svg:x="0.359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3" draw:text-style-name="P7" draw:layer="layout" svg:width="0.683cm" svg:height="0.696cm" svg:x="1.401cm" svg:y="0.316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4" draw:text-style-name="P8" draw:layer="layout" svg:width="0.683cm" svg:height="0.696cm" svg:x="2.444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9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le_20_and_20_Content" presentation:presentation-page-layout-name="AL2T11">
        <office:forms form:automatic-focus="false" form:apply-design-mode="false"/>
        <draw:frame draw:name="Content Placeholder 6" presentation:style-name="pr10" draw:text-style-name="P27" draw:layer="layout" svg:width="29.209cm" svg:height="14.412cm" svg:x="2.328cm" svg:y="2.746cm" presentation:class="outline" presentation:placeholder="true" presentation:user-transformed="true">
          <draw:text-box/>
        </draw:frame>
        <draw:custom-shape draw:name="Rectangle 3" draw:style-name="gr1" draw:text-style-name="P5" draw:layer="layout" svg:width="33.866cm" svg:height="1.29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2" draw:text-style-name="P6" draw:layer="layout" svg:width="0.683cm" svg:height="0.696cm" svg:x="0.359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3" draw:text-style-name="P7" draw:layer="layout" svg:width="0.683cm" svg:height="0.696cm" svg:x="1.401cm" svg:y="0.316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4" draw:text-style-name="P8" draw:layer="layout" svg:width="0.683cm" svg:height="0.696cm" svg:x="2.444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20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y own compiler:" draw:style-name="dp1" draw:master-page-name="Title_20_and_20_Content" presentation:presentation-page-layout-name="AL2T11">
        <office:forms form:automatic-focus="false" form:apply-design-mode="false"/>
        <draw:frame draw:name="Title 5" presentation:style-name="pr4" draw:text-style-name="P11" draw:layer="layout" svg:width="29.209cm" svg:height="3.681cm" svg:x="2.328cm" svg:y="1.929cm" presentation:class="title" presentation:user-transformed="true">
          <draw:text-box>
            <text:p text:style-name="P10"><text:span text:style-name="T3">My own compiler:</text:span></text:p>
          </draw:text-box>
        </draw:frame>
        <draw:frame draw:name="Content Placeholder 6" presentation:style-name="pr5" draw:text-style-name="P14" draw:layer="layout" svg:width="29.209cm" svg:height="10.894cm" svg:x="2.328cm" svg:y="6.263cm" presentation:class="outline" presentation:user-transformed="true">
          <draw:text-box>
            <text:list text:style-name="L2">
              <text:list-item>
                <text:p text:style-name="P12"><text:span text:style-name="T5">The programming language name is “English </text:span><text:span text:style-name="T5">Programming Language” or EPL for short</text:span></text:p>
              </text:list-item>
              <text:list-item>
                <text:p text:style-name="P12"><text:span text:style-name="T5">It can contain stuff like</text:span><text:span text:style-name="T5"><text:line-break/></text:span><text:span text:style-name="T5">can you please </text:span><text:span text:style-name="T6">print </text:span><text:span text:style-name="T5">stuff like </text:span><text:span text:style-name="T7">“Hello </text:span><text:span text:style-name="T7">World!!!”</text:span><text:span text:style-name="T20">.</text:span></text:p>
              </text:list-item>
              <text:list-item>
                <text:p text:style-name="P12"><text:span text:style-name="T5">Here only print is read by my compiler and it </text:span><text:span text:style-name="T5">only prints whatever is present in double </text:span><text:span text:style-name="T5">inverted commas, the line ends with the full </text:span><text:span text:style-name="T5">stop (replacement for semicolon)</text:span></text:p>
              </text:list-item>
            </text:list>
          </draw:text-box>
        </draw:frame>
        <draw:custom-shape draw:name="Rectangle 3" draw:style-name="gr1" draw:text-style-name="P5" draw:layer="layout" svg:width="33.866cm" svg:height="1.29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2" draw:text-style-name="P6" draw:layer="layout" svg:width="0.683cm" svg:height="0.696cm" svg:x="0.359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3" draw:text-style-name="P7" draw:layer="layout" svg:width="0.683cm" svg:height="0.696cm" svg:x="1.401cm" svg:y="0.316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4" draw:text-style-name="P8" draw:layer="layout" svg:width="0.683cm" svg:height="0.696cm" svg:x="2.444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21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itle_20_and_20_Content" presentation:presentation-page-layout-name="AL2T11">
        <office:forms form:automatic-focus="false" form:apply-design-mode="false"/>
        <draw:frame draw:name="Content Placeholder 6" presentation:style-name="pr5" draw:text-style-name="P14" draw:layer="layout" svg:width="29.209cm" svg:height="14.412cm" svg:x="2.328cm" svg:y="2.746cm" presentation:class="outline" presentation:user-transformed="true">
          <draw:text-box>
            <text:list text:style-name="L2">
              <text:list-item>
                <text:p text:style-name="P12"><text:span text:style-name="T5">It can even do things like</text:span><text:span text:style-name="T5"><text:line-break/></text:span><text:span text:style-name="T5">can you </text:span><text:span text:style-name="T6">let </text:span><text:span text:style-name="T5">‘x’ be of </text:span><text:span text:style-name="T6">type</text:span><text:span text:style-name="T5"> </text:span><text:span text:style-name="T21">integer</text:span><text:span text:style-name="T5"> “5”.</text:span></text:p>
              </text:list-item>
              <text:list-item>
                <text:p text:style-name="P12"><text:span text:style-name="T5">Basically, my compiler translates EPL into C </text:span><text:span text:style-name="T5">code then it uses GCC to compile it into a </text:span><text:span text:style-name="T5">binary lmao.</text:span></text:p>
              </text:list-item>
              <text:list-item>
                <text:p text:style-name="P12"><text:span text:style-name="T5">Here you could say that the c code is my </text:span><text:span text:style-name="T5">intermediate representation.</text:span></text:p>
              </text:list-item>
              <text:list-item>
                <text:p text:style-name="P12"><text:span text:style-name="T5">The frontend part translates EPL into C, there </text:span><text:span text:style-name="T5">is no optimization step, the backend is just </text:span><text:span text:style-name="T5">GCC, hence the C code gets converted into </text:span><text:span text:style-name="T5">machine code ready to be executed. (insaneee ik)</text:span></text:p>
              </text:list-item>
              <text:list-item>
                <text:p text:style-name="P12"><text:span text:style-name="T5">And also note, my compiler is written in C (oof)</text:span></text:p>
              </text:list-item>
            </text:list>
          </draw:text-box>
        </draw:frame>
        <draw:custom-shape draw:name="Rectangle 3" draw:style-name="gr1" draw:text-style-name="P5" draw:layer="layout" svg:width="33.866cm" svg:height="1.29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2" draw:text-style-name="P6" draw:layer="layout" svg:width="0.683cm" svg:height="0.696cm" svg:x="0.359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3" draw:text-style-name="P7" draw:layer="layout" svg:width="0.683cm" svg:height="0.696cm" svg:x="1.401cm" svg:y="0.316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4" draw:text-style-name="P8" draw:layer="layout" svg:width="0.683cm" svg:height="0.696cm" svg:x="2.444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22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Cascadia Code" svg:font-family="'Cascadia Code'" style:font-pitch="fixed"/>
    <style:font-face style:name="Cascadia Mono" svg:font-family="'Cascadia Mono'" style:font-family-generic="decorative" style:font-pitch="variable"/>
    <style:font-face style:name="Cascadia Mono1" svg:font-family="'Cascadia Mono'" style:font-family-generic="modern" style:font-pitch="fixed"/>
    <style:font-face style:name="Consolas" svg:font-family="Consolas"/>
    <style:font-face style:name="FreeSans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CR A Extended" svg:font-family="'OCR A Extended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sArrowOpenEnd_20_5_20_106" draw:display-name="msArrowOpenEnd 5 106" svg:viewBox="0 0 350 350" svg:d="M175 0l175 275-75 75-50-75v75h-100v-75l-50 75-75-75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FreeSerif" fo:font-size="24pt" fo:language="en" fo:country="US" style:font-name-asian="Adwaita Sans" style:font-size-asian="24pt" style:language-asian="zh" style:country-asian="CN" style:font-name-complex="Free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family-generic="roman" style:font-pitch="variable" fo:font-size="18pt" fo:font-style="normal" fo:text-shadow="none" style:text-underline-style="none" fo:font-weight="normal" style:letter-kerning="true" style:font-name-asian="FreeSans" style:font-family-asian="FreeSans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24273a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family-generic="roman" style:font-pitch="variable" fo:font-size="20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light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language="en" fo:country="US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24273a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family-generic="roman" style:font-pitch="variable" fo:font-size="20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light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language="en" fo:country="US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24273a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family-generic="roman" style:font-pitch="variable" fo:font-size="20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light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language="en" fo:country="US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24273a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family-generic="roman" style:font-pitch="variable" fo:font-size="20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light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language="en" fo:country="US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24273a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family-generic="roman" style:font-pitch="variable" fo:font-size="20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light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language="en" fo:country="US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24273a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family-generic="roman" style:font-pitch="variable" fo:font-size="20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light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language="en" fo:country="US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Comparison-background" style:family="presentation">
      <style:graphic-properties draw:stroke="none" draw:fill="solid" draw:fill-color="#24273a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family-generic="roman" style:font-pitch="variable" fo:font-size="20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light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language="en" fo:country="US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24273a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family-generic="roman" style:font-pitch="variable" fo:font-size="20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light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language="en" fo:country="US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Blank-background" style:family="presentation">
      <style:graphic-properties draw:stroke="none" draw:fill="solid" draw:fill-color="#24273a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family-generic="roman" style:font-pitch="variable" fo:font-size="20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light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language="en" fo:country="US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24273a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family-generic="roman" style:font-pitch="variable" fo:font-size="20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light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language="en" fo:country="US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24273a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family-generic="roman" style:font-pitch="variable" fo:font-size="20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light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language="en" fo:country="US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24273a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right" draw:textarea-vertical-align="middle" draw:auto-grow-height="false" draw:auto-grow-width="false" draw:fit-to-size="false" style:shrink-to-fit="false" fo:min-height="3.181cm" fo:min-width="30.48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11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cad3f5" loext:opacity="100%" style:text-outline="false" style:text-line-through-style="none" style:text-line-through-type="none" style:text-position="0% 100%" style:font-name="OCR A Extended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light1" loext:color-type="theme"/>
      </style:text-properties>
    </style:style>
    <style:style style:name="MT3" style:family="text">
      <style:text-properties fo:font-variant="normal" fo:text-transform="none" fo:color="#d8dff7" loext:opacity="100%" style:text-outline="false" style:text-line-through-style="none" style:text-line-through-type="none" style:text-position="0% 100%" style:font-name="Consolas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light1" loext:color-type="theme">
          <loext:transformation loext:type="tint" loext:value="7500"/>
        </loext:char-complex-color>
      </style:text-properties>
    </style:style>
    <style:style style:name="MT4" style:family="text">
      <style:text-properties fo:font-variant="normal" fo:text-transform="none" fo:color="#cad3f5" loext:opacity="100%" style:text-outline="false" style:text-line-through-style="none" style:text-line-through-type="none" style:text-position="0% 100%" style:font-name="OCR A Extended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light1" loext:color-type="theme"/>
      </style:text-properties>
    </style:style>
    <style:style style:name="MT5" style:family="text"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light1" loext:color-type="theme"/>
      </style:text-properties>
    </style:style>
    <style:style style:name="MT6" style:family="text"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light1" loext:color-type="theme"/>
      </style:text-properties>
    </style:style>
    <style:style style:name="MT7" style:family="text"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light1" loext:color-type="theme"/>
      </style:text-properties>
    </style:style>
    <style:style style:name="MT8" style:family="text"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T9" style:family="text">
      <style:text-properties fo:font-variant="normal" fo:text-transform="none" fo:color="#d8dff7" loext:opacity="100%" style:text-outline="false" style:text-line-through-style="none" style:text-line-through-type="none" style:text-position="0% 100%" style:font-name="Consola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light1" loext:color-type="theme">
          <loext:transformation loext:type="tint" loext:value="7500"/>
        </loext:char-complex-color>
      </style:text-properties>
    </style:style>
    <style:style style:name="MT10" style:family="text"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light1" loext:color-type="theme"/>
      </style:text-properties>
    </style:style>
    <style:style style:name="MT11" style:family="text">
      <style:text-properties fo:font-variant="normal" fo:text-transform="none" fo:color="#cad3f5" loext:opacity="100%" style:text-outline="false" style:text-line-through-style="none" style:text-line-through-type="none" style:text-position="0% 100%" style:font-name="OCR A Extended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light1" loext:color-type="theme"/>
      </style:text-properties>
    </style:style>
    <style:style style:name="MT12" style:family="text"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light1" loext:color-type="theme"/>
      </style:text-properties>
    </style:style>
    <style:style style:name="MT13" style:family="text"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light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fo:color="#cad3f5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cad3f5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cad3f5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cad3f5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cad3f5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cad3f5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cad3f5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cad3f5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cad3f5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cad3f5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cad3f5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cad3f5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cad3f5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cad3f5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cad3f5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Catppuccin - Macchiato">
          <loext:color loext:name="dark1" loext:color="#24273a"/>
          <loext:color loext:name="light1" loext:color="#cad3f5"/>
          <loext:color loext:name="dark2" loext:color="#181926"/>
          <loext:color loext:name="light2" loext:color="#a5adcb"/>
          <loext:color loext:name="accent1" loext:color="#ed8796"/>
          <loext:color loext:name="accent2" loext:color="#a6da95"/>
          <loext:color loext:name="accent3" loext:color="#eed49f"/>
          <loext:color loext:name="accent4" loext:color="#8aadf4"/>
          <loext:color loext:name="accent5" loext:color="#f5bde6"/>
          <loext:color loext:name="accent6" loext:color="#8bd5ca"/>
          <loext:color loext:name="hyperlink" loext:color="#8aadf4"/>
          <loext:color loext:name="followed-hyperlink" loext:color="#c6a0f6"/>
        </loext:theme-colors>
      </loext:theme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Catppuccin - Macchiato">
          <loext:color loext:name="dark1" loext:color="#24273a"/>
          <loext:color loext:name="light1" loext:color="#cad3f5"/>
          <loext:color loext:name="dark2" loext:color="#181926"/>
          <loext:color loext:name="light2" loext:color="#a5adcb"/>
          <loext:color loext:name="accent1" loext:color="#ed8796"/>
          <loext:color loext:name="accent2" loext:color="#a6da95"/>
          <loext:color loext:name="accent3" loext:color="#eed49f"/>
          <loext:color loext:name="accent4" loext:color="#8aadf4"/>
          <loext:color loext:name="accent5" loext:color="#f5bde6"/>
          <loext:color loext:name="accent6" loext:color="#8bd5ca"/>
          <loext:color loext:name="hyperlink" loext:color="#8aadf4"/>
          <loext:color loext:name="followed-hyperlink" loext:color="#c6a0f6"/>
        </loext:theme-colors>
      </loext:theme>
      <draw:frame draw:name="Title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Vertical Tex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C</text:span><text:span text:style-name="MT5">l</text:span><text:span text:style-name="MT5">i</text:span><text:span text:style-name="MT5">c</text:span><text:span text:style-name="MT5">k</text:span><text:span text:style-name="MT5"> </text:span><text:span text:style-name="MT5">t</text:span><text:span text:style-name="MT5">o</text:span><text:span text:style-name="MT5"> </text:span><text:span text:style-name="MT5">e</text:span><text:span text:style-name="MT5">d</text:span><text:span text:style-name="MT5">i</text:span><text:span text:style-name="MT5">t</text:span><text:span text:style-name="MT5"> </text:span><text:span text:style-name="MT5">M</text:span><text:span text:style-name="MT5">a</text:span><text:span text:style-name="MT5">s</text:span><text:span text:style-name="MT5">t</text:span><text:span text:style-name="MT5">e</text:span><text:span text:style-name="MT5">r</text:span><text:span text:style-name="MT5"> </text:span><text:span text:style-name="MT5">t</text:span><text:span text:style-name="MT5">e</text:span><text:span text:style-name="MT5">x</text:span><text:span text:style-name="MT5">t</text:span><text:span text:style-name="MT5"> </text:span><text:span text:style-name="MT5">s</text:span><text:span text:style-name="MT5">t</text:span><text:span text:style-name="MT5">y</text:span><text:span text:style-name="MT5">l</text:span><text:span text:style-name="MT5">e</text:span><text:span text:style-name="MT5">s</text:span></text:p>
              <text:list>
                <text:list-item>
                  <text:p text:style-name="MP14"><text:span text:style-name="MT6">S</text:span><text:span text:style-name="MT6">e</text:span><text:span text:style-name="MT6">c</text:span><text:span text:style-name="MT6">o</text:span><text:span text:style-name="MT6">n</text:span><text:span text:style-name="MT6">d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<text:list>
                    <text:list-item>
                      <text:p text:style-name="MP14"><text:span text:style-name="MT7">T</text:span><text:span text:style-name="MT7">h</text:span><text:span text:style-name="MT7">i</text:span><text:span text:style-name="MT7">r</text:span><text:span text:style-name="MT7">d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<text:list>
                        <text:list-item>
                          <text:p text:style-name="MP14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<text:list>
                            <text:list-item>
                              <text:p text:style-name="MP14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.001cm" svg:height="0.001cm" svg:x="0cm" svg:y="2.123cm" presentation:class="page"/>
        <draw:frame presentation:style-name="Title_20_and_20_Vertical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Catppuccin - Macchiato">
          <loext:color loext:name="dark1" loext:color="#24273a"/>
          <loext:color loext:name="light1" loext:color="#cad3f5"/>
          <loext:color loext:name="dark2" loext:color="#181926"/>
          <loext:color loext:name="light2" loext:color="#a5adcb"/>
          <loext:color loext:name="accent1" loext:color="#ed8796"/>
          <loext:color loext:name="accent2" loext:color="#a6da95"/>
          <loext:color loext:name="accent3" loext:color="#eed49f"/>
          <loext:color loext:name="accent4" loext:color="#8aadf4"/>
          <loext:color loext:name="accent5" loext:color="#f5bde6"/>
          <loext:color loext:name="accent6" loext:color="#8bd5ca"/>
          <loext:color loext:name="hyperlink" loext:color="#8aadf4"/>
          <loext:color loext:name="followed-hyperlink" loext:color="#c6a0f6"/>
        </loext:theme-colors>
      </loext:theme>
      <draw:frame draw:name="Vertical Title 1" presentation:style-name="Mpr10" draw:text-style-name="MP12" draw:layer="backgroundobjects" svg:width="7.302cm" svg:height="16.143cm" svg:x="24.236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Vertical Text Placeholder 2" presentation:style-name="Mpr11" draw:text-style-name="MP15" draw:layer="backgroundobjects" svg:width="21.483cm" svg:height="16.143cm" svg:x="2.328cm" svg:y="1.014cm" presentation:class="outline" presentation:user-transformed="true">
        <draw:text-box>
          <text:list text:style-name="ML3">
            <text:list-item>
              <text:p text:style-name="MP13"><text:span text:style-name="MT5">C</text:span><text:span text:style-name="MT5">l</text:span><text:span text:style-name="MT5">i</text:span><text:span text:style-name="MT5">c</text:span><text:span text:style-name="MT5">k</text:span><text:span text:style-name="MT5"> </text:span><text:span text:style-name="MT5">t</text:span><text:span text:style-name="MT5">o</text:span><text:span text:style-name="MT5"> </text:span><text:span text:style-name="MT5">e</text:span><text:span text:style-name="MT5">d</text:span><text:span text:style-name="MT5">i</text:span><text:span text:style-name="MT5">t</text:span><text:span text:style-name="MT5"> </text:span><text:span text:style-name="MT5">M</text:span><text:span text:style-name="MT5">a</text:span><text:span text:style-name="MT5">s</text:span><text:span text:style-name="MT5">t</text:span><text:span text:style-name="MT5">e</text:span><text:span text:style-name="MT5">r</text:span><text:span text:style-name="MT5"> </text:span><text:span text:style-name="MT5">t</text:span><text:span text:style-name="MT5">e</text:span><text:span text:style-name="MT5">x</text:span><text:span text:style-name="MT5">t</text:span><text:span text:style-name="MT5"> </text:span><text:span text:style-name="MT5">s</text:span><text:span text:style-name="MT5">t</text:span><text:span text:style-name="MT5">y</text:span><text:span text:style-name="MT5">l</text:span><text:span text:style-name="MT5">e</text:span><text:span text:style-name="MT5">s</text:span></text:p>
              <text:list>
                <text:list-item>
                  <text:p text:style-name="MP14"><text:span text:style-name="MT6">S</text:span><text:span text:style-name="MT6">e</text:span><text:span text:style-name="MT6">c</text:span><text:span text:style-name="MT6">o</text:span><text:span text:style-name="MT6">n</text:span><text:span text:style-name="MT6">d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<text:list>
                    <text:list-item>
                      <text:p text:style-name="MP14"><text:span text:style-name="MT7">T</text:span><text:span text:style-name="MT7">h</text:span><text:span text:style-name="MT7">i</text:span><text:span text:style-name="MT7">r</text:span><text:span text:style-name="MT7">d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<text:list>
                        <text:list-item>
                          <text:p text:style-name="MP14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<text:list>
                            <text:list-item>
                              <text:p text:style-name="MP14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Vertical_20_Title_20_and_20_Text-title" draw:layer="backgroundobjects" svg:width="0.001cm" svg:height="0.001cm" svg:x="0cm" svg:y="2.123cm" presentation:class="page"/>
        <draw:frame presentation:style-name="Vertical_20_Title_20_and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loext:theme loext:name="Office Theme">
        <loext:theme-colors loext:name="Catppuccin - Macchiato">
          <loext:color loext:name="dark1" loext:color="#24273a"/>
          <loext:color loext:name="light1" loext:color="#cad3f5"/>
          <loext:color loext:name="dark2" loext:color="#181926"/>
          <loext:color loext:name="light2" loext:color="#a5adcb"/>
          <loext:color loext:name="accent1" loext:color="#ed8796"/>
          <loext:color loext:name="accent2" loext:color="#a6da95"/>
          <loext:color loext:name="accent3" loext:color="#eed49f"/>
          <loext:color loext:name="accent4" loext:color="#8aadf4"/>
          <loext:color loext:name="accent5" loext:color="#f5bde6"/>
          <loext:color loext:name="accent6" loext:color="#8bd5ca"/>
          <loext:color loext:name="hyperlink" loext:color="#8aadf4"/>
          <loext:color loext:name="followed-hyperlink" loext:color="#c6a0f6"/>
        </loext:theme-colors>
      </loext:theme>
      <draw:frame draw:name="Title 1" presentation:style-name="Mpr1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1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-title" draw:layer="backgroundobjects" svg:width="0.001cm" svg:height="0.001cm" svg:x="0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Catppuccin - Macchiato">
          <loext:color loext:name="dark1" loext:color="#24273a"/>
          <loext:color loext:name="light1" loext:color="#cad3f5"/>
          <loext:color loext:name="dark2" loext:color="#181926"/>
          <loext:color loext:name="light2" loext:color="#a5adcb"/>
          <loext:color loext:name="accent1" loext:color="#ed8796"/>
          <loext:color loext:name="accent2" loext:color="#a6da95"/>
          <loext:color loext:name="accent3" loext:color="#eed49f"/>
          <loext:color loext:name="accent4" loext:color="#8aadf4"/>
          <loext:color loext:name="accent5" loext:color="#f5bde6"/>
          <loext:color loext:name="accent6" loext:color="#8bd5ca"/>
          <loext:color loext:name="hyperlink" loext:color="#8aadf4"/>
          <loext:color loext:name="followed-hyperlink" loext:color="#c6a0f6"/>
        </loext:theme-colors>
      </loext:theme>
      <draw:frame draw:name="Title 1" presentation:style-name="Mpr20" draw:text-style-name="MP6" draw:layer="backgroundobjects" svg:width="29.209cm" svg:height="7.923cm" svg:x="2.311cm" svg:y="4.749cm" presentation:class="title" presentation:user-transformed="true">
        <draw:text-box>
          <text:p text:style-name="MP11"><text:span text:style-name="MT2">Click to edit Master title style</text:span></text:p>
        </draw:text-box>
      </draw:frame>
      <draw:frame draw:name="Text Placeholder 2" presentation:style-name="Mpr21" draw:text-style-name="MP17" draw:layer="backgroundobjects" svg:width="29.209cm" svg:height="4.166cm" svg:x="2.311cm" svg:y="12.749cm" presentation:class="outline" presentation:user-transformed="true">
        <draw:text-box>
          <text:list text:style-name="ML3">
            <text:list-item>
              <text:p text:style-name="MP16"><text:span text:style-name="MT9">Click to edit Master text styles</text:span></text:p>
            </text:list-item>
          </text:list>
        </draw:text-box>
      </draw:frame>
      <draw:frame draw:name="Date Placeholder 3" presentation:style-name="Mpr2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Section_20_Header-title" draw:layer="backgroundobjects" svg:width="0.001cm" svg:height="0.001cm" svg:x="0cm" svg:y="2.123cm" presentation:class="page"/>
        <draw:frame presentation:style-name="Section_20_Header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Catppuccin - Macchiato">
          <loext:color loext:name="dark1" loext:color="#24273a"/>
          <loext:color loext:name="light1" loext:color="#cad3f5"/>
          <loext:color loext:name="dark2" loext:color="#181926"/>
          <loext:color loext:name="light2" loext:color="#a5adcb"/>
          <loext:color loext:name="accent1" loext:color="#ed8796"/>
          <loext:color loext:name="accent2" loext:color="#a6da95"/>
          <loext:color loext:name="accent3" loext:color="#eed49f"/>
          <loext:color loext:name="accent4" loext:color="#8aadf4"/>
          <loext:color loext:name="accent5" loext:color="#f5bde6"/>
          <loext:color loext:name="accent6" loext:color="#8bd5ca"/>
          <loext:color loext:name="hyperlink" loext:color="#8aadf4"/>
          <loext:color loext:name="followed-hyperlink" loext:color="#c6a0f6"/>
        </loext:theme-colors>
      </loext:theme>
      <draw:frame draw:name="Title 1" presentation:style-name="Mpr2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26" draw:text-style-name="MP15" draw:layer="backgroundobjects" svg:width="14.392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15" draw:layer="backgroundobjects" svg:width="14.392cm" svg:height="12.086cm" svg:x="17.145cm" svg:y="5.071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2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2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0.001cm" svg:height="0.001cm" svg:x="0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Catppuccin - Macchiato">
          <loext:color loext:name="dark1" loext:color="#24273a"/>
          <loext:color loext:name="light1" loext:color="#cad3f5"/>
          <loext:color loext:name="dark2" loext:color="#181926"/>
          <loext:color loext:name="light2" loext:color="#a5adcb"/>
          <loext:color loext:name="accent1" loext:color="#ed8796"/>
          <loext:color loext:name="accent2" loext:color="#a6da95"/>
          <loext:color loext:name="accent3" loext:color="#eed49f"/>
          <loext:color loext:name="accent4" loext:color="#8aadf4"/>
          <loext:color loext:name="accent5" loext:color="#f5bde6"/>
          <loext:color loext:name="accent6" loext:color="#8bd5ca"/>
          <loext:color loext:name="hyperlink" loext:color="#8aadf4"/>
          <loext:color loext:name="followed-hyperlink" loext:color="#c6a0f6"/>
        </loext:theme-colors>
      </loext:theme>
      <draw:frame draw:name="Title 1" presentation:style-name="Mpr30" draw:text-style-name="MP12" draw:layer="backgroundobjects" svg:width="29.209cm" svg:height="3.681cm" svg:x="2.333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Text Placeholder 2" presentation:style-name="Mpr31" draw:text-style-name="MP17" draw:layer="backgroundobjects" svg:width="14.326cm" svg:height="2.288cm" svg:x="2.333cm" svg:y="4.67cm" presentation:class="outline" presentation:user-transformed="true">
        <draw:text-box>
          <text:list text:style-name="ML3">
            <text:list-item>
              <text:p text:style-name="MP16"><text:span text:style-name="MT10">Click to edit Master text styles</text:span></text:p>
            </text:list-item>
          </text:list>
        </draw:text-box>
      </draw:frame>
      <draw:frame draw:name="Content Placeholder 3" presentation:style-name="Mpr32" draw:text-style-name="MP15" draw:layer="backgroundobjects" svg:width="14.326cm" svg:height="10.234cm" svg:x="2.333cm" svg:y="6.959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17" draw:layer="backgroundobjects" svg:width="14.397cm" svg:height="2.288cm" svg:x="17.145cm" svg:y="4.67cm" presentation:class="outline" presentation:user-transformed="true">
        <draw:text-box>
          <text:p text:style-name="MP16"><text:span text:style-name="MT10">Click to edit Master text styles</text:span></text:p>
        </draw:text-box>
      </draw:frame>
      <draw:frame draw:name="Content Placeholder 5" presentation:style-name="Mpr32" draw:text-style-name="MP15" draw:layer="backgroundobjects" svg:width="14.397cm" svg:height="10.234cm" svg:x="17.145cm" svg:y="6.959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7" presentation:style-name="Mpr33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33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Comparison-title" draw:layer="backgroundobjects" svg:width="0.001cm" svg:height="0.001cm" svg:x="0cm" svg:y="2.123cm" presentation:class="page"/>
        <draw:frame presentation:style-name="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Catppuccin - Macchiato">
          <loext:color loext:name="dark1" loext:color="#24273a"/>
          <loext:color loext:name="light1" loext:color="#cad3f5"/>
          <loext:color loext:name="dark2" loext:color="#181926"/>
          <loext:color loext:name="light2" loext:color="#a5adcb"/>
          <loext:color loext:name="accent1" loext:color="#ed8796"/>
          <loext:color loext:name="accent2" loext:color="#a6da95"/>
          <loext:color loext:name="accent3" loext:color="#eed49f"/>
          <loext:color loext:name="accent4" loext:color="#8aadf4"/>
          <loext:color loext:name="accent5" loext:color="#f5bde6"/>
          <loext:color loext:name="accent6" loext:color="#8bd5ca"/>
          <loext:color loext:name="hyperlink" loext:color="#8aadf4"/>
          <loext:color loext:name="followed-hyperlink" loext:color="#c6a0f6"/>
        </loext:theme-colors>
      </loext:theme>
      <draw:frame draw:name="Title 1" presentation:style-name="Mpr36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Date Placeholder 2" presentation:style-name="Mpr3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3" presentation:style-name="Mpr3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4" presentation:style-name="Mpr3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itle_20_Only-title" draw:layer="backgroundobjects" svg:width="0.001cm" svg:height="0.001cm" svg:x="0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Catppuccin - Macchiato">
          <loext:color loext:name="dark1" loext:color="#24273a"/>
          <loext:color loext:name="light1" loext:color="#cad3f5"/>
          <loext:color loext:name="dark2" loext:color="#181926"/>
          <loext:color loext:name="light2" loext:color="#a5adcb"/>
          <loext:color loext:name="accent1" loext:color="#ed8796"/>
          <loext:color loext:name="accent2" loext:color="#a6da95"/>
          <loext:color loext:name="accent3" loext:color="#eed49f"/>
          <loext:color loext:name="accent4" loext:color="#8aadf4"/>
          <loext:color loext:name="accent5" loext:color="#f5bde6"/>
          <loext:color loext:name="accent6" loext:color="#8bd5ca"/>
          <loext:color loext:name="hyperlink" loext:color="#8aadf4"/>
          <loext:color loext:name="followed-hyperlink" loext:color="#c6a0f6"/>
        </loext:theme-colors>
      </loext:theme>
      <draw:frame draw:name="Date Placeholder 1" presentation:style-name="Mpr4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2" presentation:style-name="Mpr40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3" presentation:style-name="Mpr4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0.001cm" svg:height="0.001cm" svg:x="0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Catppuccin - Macchiato">
          <loext:color loext:name="dark1" loext:color="#24273a"/>
          <loext:color loext:name="light1" loext:color="#cad3f5"/>
          <loext:color loext:name="dark2" loext:color="#181926"/>
          <loext:color loext:name="light2" loext:color="#a5adcb"/>
          <loext:color loext:name="accent1" loext:color="#ed8796"/>
          <loext:color loext:name="accent2" loext:color="#a6da95"/>
          <loext:color loext:name="accent3" loext:color="#eed49f"/>
          <loext:color loext:name="accent4" loext:color="#8aadf4"/>
          <loext:color loext:name="accent5" loext:color="#f5bde6"/>
          <loext:color loext:name="accent6" loext:color="#8bd5ca"/>
          <loext:color loext:name="hyperlink" loext:color="#8aadf4"/>
          <loext:color loext:name="followed-hyperlink" loext:color="#c6a0f6"/>
        </loext:theme-colors>
      </loext:theme>
      <draw:frame draw:name="Title 1" presentation:style-name="Mpr43" draw:text-style-name="MP18" draw:layer="backgroundobjects" svg:width="10.922cm" svg:height="4.444cm" svg:x="2.333cm" svg:y="1.27cm" presentation:class="title" presentation:user-transformed="true">
        <draw:text-box>
          <text:p text:style-name="MP11"><text:span text:style-name="MT11">Click to edit Master title style</text:span></text:p>
        </draw:text-box>
      </draw:frame>
      <draw:frame draw:name="Content Placeholder 2" presentation:style-name="Mpr44" draw:text-style-name="MP18" draw:layer="backgroundobjects" svg:width="17.144cm" svg:height="13.537cm" svg:x="14.398cm" svg:y="2.743cm" presentation:class="outline" presentation:user-transformed="true">
        <draw:text-box>
          <text:list text:style-name="ML3">
            <text:list-item>
              <text:p text:style-name="MP13"><text:span text:style-name="MT12">Click to edit Master text styles</text:span></text:p>
              <text:list>
                <text:list-item>
                  <text:p text:style-name="MP14"><text:span text:style-name="MT5">Second level</text:span></text:p>
                  <text:list>
                    <text:list-item>
                      <text:p text:style-name="MP14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19" draw:layer="backgroundobjects" svg:width="10.922cm" svg:height="10.587cm" svg:x="2.333cm" svg:y="5.715cm" presentation:class="outline" presentation:user-transformed="true">
        <draw:text-box>
          <text:p text:style-name="MP16"><text:span text:style-name="MT13">Click to edit Master text styles</text:span></text:p>
        </draw:text-box>
      </draw:frame>
      <draw:frame draw:name="Date Placeholder 4" presentation:style-name="Mpr4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45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45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Content_20_with_20_Caption-title" draw:layer="backgroundobjects" svg:width="0.001cm" svg:height="0.001cm" svg:x="0cm" svg:y="2.123cm" presentation:class="page"/>
        <draw:frame presentation:style-name="Content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4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Catppuccin - Macchiato">
          <loext:color loext:name="dark1" loext:color="#24273a"/>
          <loext:color loext:name="light1" loext:color="#cad3f5"/>
          <loext:color loext:name="dark2" loext:color="#181926"/>
          <loext:color loext:name="light2" loext:color="#a5adcb"/>
          <loext:color loext:name="accent1" loext:color="#ed8796"/>
          <loext:color loext:name="accent2" loext:color="#a6da95"/>
          <loext:color loext:name="accent3" loext:color="#eed49f"/>
          <loext:color loext:name="accent4" loext:color="#8aadf4"/>
          <loext:color loext:name="accent5" loext:color="#f5bde6"/>
          <loext:color loext:name="accent6" loext:color="#8bd5ca"/>
          <loext:color loext:name="hyperlink" loext:color="#8aadf4"/>
          <loext:color loext:name="followed-hyperlink" loext:color="#c6a0f6"/>
        </loext:theme-colors>
      </loext:theme>
      <draw:frame draw:name="Title 1" presentation:style-name="Mpr48" draw:text-style-name="MP18" draw:layer="backgroundobjects" svg:width="10.922cm" svg:height="4.444cm" svg:x="2.333cm" svg:y="1.27cm" presentation:class="title" presentation:user-transformed="true">
        <draw:text-box>
          <text:p text:style-name="MP11"><text:span text:style-name="MT11">Click to edit Master title style</text:span></text:p>
        </draw:text-box>
      </draw:frame>
      <draw:frame draw:name="Picture Placeholder 2" presentation:style-name="Picture_20_with_20_Caption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Text Placeholder 3" presentation:style-name="Mpr49" draw:text-style-name="MP19" draw:layer="backgroundobjects" svg:width="10.922cm" svg:height="10.587cm" svg:x="2.333cm" svg:y="5.715cm" presentation:class="outline" presentation:user-transformed="true">
        <draw:text-box>
          <text:p text:style-name="MP16"><text:span text:style-name="MT13">Click to edit Master text styles</text:span></text:p>
        </draw:text-box>
      </draw:frame>
      <draw:frame draw:name="Date Placeholder 4" presentation:style-name="Mpr5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50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5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Picture_20_with_20_Caption-title" draw:layer="backgroundobjects" svg:width="0.001cm" svg:height="0.001cm" svg:x="0cm" svg:y="2.123cm" presentation:class="page"/>
        <draw:frame presentation:style-name="Picture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Joshua Raj Tadi</meta:initial-creator>
    <meta:editing-cycles>11</meta:editing-cycles>
    <meta:creation-date>2025-03-22T08:27:16</meta:creation-date>
    <dc:date>2025-03-30T14:13:59.653727152</dc:date>
    <meta:editing-duration>P7DT11H47M10S</meta:editing-duration>
    <meta:generator>LibreOffice/25.2.2.2$Linux_X86_64 LibreOffice_project/520$Build-2</meta:generator>
    <meta:document-statistic meta:object-count="320"/>
    <meta:user-defined meta:name="AppVersion">16.0000</meta:user-defined>
    <meta:user-defined meta:name="PresentationFormat">Widescreen</meta:user-defined>
    <meta:user-defined meta:name="Slides" meta:value-type="float">25</meta:user-defined>
    <meta:template xlink:type="simple" xlink:actuate="onRequest" xlink:title="Office 2013 - 2022 Theme" xlink:href=""/>
  </office:meta>
</office:document-meta>
</file>